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2.282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8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Text">
      <style:table-cell-properties fo:background-color="#333333" fo:border="0.06pt solid #000000"/>
      <style:text-properties fo:color="#eeeeee"/>
    </style:style>
    <style:style style:name="ce4" style:family="table-cell" style:parent-style-name="Text">
      <style:table-cell-properties fo:background-color="#bbe33d" fo:border="0.06pt solid #000000"/>
      <style:text-properties fo:color="#111111"/>
    </style:style>
    <style:style style:name="ce5" style:family="table-cell" style:parent-style-name="Text">
      <style:table-cell-properties fo:background-color="#e16173" fo:border="0.06pt solid #000000"/>
      <style:text-properties fo:color="#111111"/>
    </style:style>
    <style:style style:name="ce6" style:family="table-cell" style:parent-style-name="Text">
      <style:table-cell-properties fo:background-color="#ff8000" fo:border="0.06pt solid #000000"/>
      <style:text-properties fo:color="#111111"/>
    </style:style>
    <style:style style:name="ce7" style:family="table-cell" style:parent-style-name="Text">
      <style:table-cell-properties fo:background-color="#ffff38" fo:border="0.06pt solid #000000"/>
      <style:text-properties fo:color="#111111"/>
    </style:style>
    <style:style style:name="ce8" style:family="table-cell" style:parent-style-name="Text">
      <style:table-cell-properties fo:background-color="#8d1d75" fo:border="0.06pt solid #000000"/>
      <style:text-properties fo:color="#eeeeee"/>
    </style:style>
    <style:style style:name="ce11" style:family="table-cell" style:parent-style-name="Text">
      <style:table-cell-properties fo:background-color="#333333" fo:wrap-option="no-wrap" fo:border="0.06pt solid #000000"/>
      <style:text-properties fo:color="#eeeeee"/>
    </style:style>
    <style:style style:name="ce9" style:family="table-cell" style:parent-style-name="Text" style:data-style-name="N0">
      <style:table-cell-properties fo:background-color="#333333" fo:border="0.06pt solid #000000"/>
      <style:text-properties fo:color="#eeeeee"/>
    </style:style>
    <style:style style:name="ce10" style:family="table-cell" style:parent-style-name="Default">
      <style:table-cell-properties fo:background-color="#333333" fo:border="0.06pt solid #000000"/>
    </style:style>
    <style:style style:name="ce12" style:family="table-cell" style:parent-style-name="Default">
      <style:table-cell-properties fo:background-color="#333333" fo:wrap-option="no-wrap" fo:border="0.06pt solid #000000"/>
    </style:style>
    <style:style style:name="ce13" style:family="table-cell" style:parent-style-name="Text" style:data-style-name="N0">
      <style:table-cell-properties fo:background-color="#000000" fo:border="0.06pt solid #000000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3"/>
        <table:table-column table:style-name="co1" table:visibility="collapse" table:number-columns-repeated="4" table:default-cell-style-name="ce3"/>
        <table:table-column table:style-name="co2" table:visibility="collapse" table:default-cell-style-name="ce3"/>
        <table:table-column table:style-name="co1" table:visibility="collapse" table:default-cell-style-name="ce3"/>
        <table:table-column table:style-name="co1" table:number-columns-repeated="5" table:default-cell-style-name="ce3"/>
        <table:table-column table:style-name="co1" table:visibility="collapse" table:number-columns-repeated="7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11"/>
        <table:table-column table:style-name="co5" table:visibility="collapse" table:default-cell-style-name="ce3"/>
        <table:table-column table:style-name="co1" table:number-columns-repeated="34" table:default-cell-style-name="ce3"/>
        <table:table-row table:style-name="ro1">
          <table:table-cell office:value-type="string" calcext:value-type="string">
            <text:p>Ghost wave enemi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rt X</text:p>
          </table:table-cell>
          <table:table-cell table:number-columns-repeated="4"/>
          <table:table-cell office:value-type="string" calcext:value-type="string">
            <text:p>Position code</text:p>
          </table:table-cell>
          <table:table-cell table:number-columns-repeated="4"/>
          <table:table-cell office:value-type="string" calcext:value-type="string">
            <text:p>Selected X</text:p>
          </table:table-cell>
          <table:table-cell office:value-type="string" calcext:value-type="string">
            <text:p>Dest X</text:p>
          </table:table-cell>
          <table:table-cell table:number-columns-repeated="4"/>
          <table:table-cell office:value-type="string" calcext:value-type="string">
            <text:p>Position code</text:p>
          </table:table-cell>
          <table:table-cell table:number-columns-repeated="5"/>
          <table:table-cell office:value-type="string" calcext:value-type="string">
            <text:p>Selected X</text:p>
          </table:table-cell>
          <table:table-cell office:value-type="string" calcext:value-type="string">
            <text:p>Dest Y</text:p>
          </table:table-cell>
          <table:table-cell office:value-type="string" calcext:value-type="string">
            <text:p>Count</text:p>
          </table:table-cell>
          <table:table-cell table:style-name="ce3"/>
          <table:table-cell table:style-name="ce12" office:value-type="string" calcext:value-type="string">
            <text:p>Script</text:p>
          </table:table-cell>
          <table:table-cell office:value-type="string" calcext:value-type="string">
            <text:p>Complete script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9"/>
          <table:table-cell table:style-name="ce3"/>
          <table:table-cell table:style-name="ce12"/>
          <table:table-cell table:style-name="ce13" table:formula="of:=&quot;scheduleraw = &quot;&quot;&quot; &amp;COM.MICROSOFT.CONCAT([.AD12:.AD1000])&amp;&quot;&quot;&quot;&quot;" office:value-type="string" office:string-value="scheduleraw = &quot;1,1,0,4,64,-20,64,55,20,45,86,45,86,-20|2,1,0,4,20,0,42,70,20,45,64,45,64,-20|3,1,0,4,64,-20,64,55,20,45,86,45,86,-20|4,1,300,4,108,0,86,70,108,45,64,45,64,-20|5,1,0,4,64,-20,64,55,20,45,86,45,86,-20|7,1,0,5,108,0,86,70,108,45,64,45,64,-20|8,1,0,5,20,0,42,70,20,45,64,45,64,-20|8.1,1,300,5,-20,60,30,70,64,45,108,60,150,50|10,1,0,5,108,0,86,70,108,45,64,45,64,-20|10.1,1,300,5,148,60,98,70,64,45,20,60,-30,50|12,1,0,5,64,-20,64,55,20,45,86,45,86,-20|15,3,0,86,86,30,4|17,1,0,4,20,0,42,70,20,45,64,45,64,-20|17.1,1,0,4,-20,60,30,70,64,45,108,60,150,50|19,3,300,20,42,30,5|20,1,0,4,108,0,86,70,108,45,64,45,64,-20|22,3,0,64,86,30,5|23,1,0,4,-20,60,30,70,64,45,108,60,150,50|25,1,0,4,148,60,98,70,64,45,20,60,-30,50|30,1,0,5,64,-20,64,55,20,45,86,45,86,-20|33,1,0,5,20,0,42,70,20,45,64,45,64,-20|35,1,300,5,-20,60,30,70,64,45,108,60,150,50|37,1,0,5,108,0,86,70,108,45,64,45,64,-20|39,1,0,5,148,60,98,70,64,45,20,60,-30,50|41,1,0,5,64,-20,64,55,20,45,86,45,86,-20|45,2,0,64,4|48,2,300,20,5|48.1,1,0,4,148,60,98,70,64,45,20,60,-30,50|50,2,0,86,4|53,2,300,20,5|53.1,1,0,4,108,0,86,70,108,45,64,45,64,-20|55,3,0,20,42,30,5|55.1,3,0,108,86,60,5|55.2,1,0,4,64,-20,64,55,20,45,86,45,86,-20|58,1,0,4,148,60,98,70,64,45,20,60,-30,50|58.1,1,0,4,108,0,86,70,108,45,64,45,64,-20|59,1,0,4,64,-20,64,55,20,45,86,45,86,-20|59.1,1,0,4,20,0,42,70,20,45,64,45,64,-20|60,1,0,4,-20,60,30,70,64,45,108,60,150,50|60.1,1,0,4,-20,60,30,70,64,45,108,60,150,50|60.2,1,0,4,20,0,42,70,20,45,64,45,64,-20|61,1,0,4,64,-20,64,55,20,45,86,45,86,-20|61.1,1,0,4,108,0,86,70,108,45,64,45,64,-20|61.2,1,0,4,148,60,98,70,64,45,20,60,-30,50|64,2,0,86,4|65,2,0,42,5|67,3,300,86,20,30,5|72,4,0,64,30|77,1,0,5,-20,60,30,70,64,45,108,60,150,50|82,4,0,86,50|82.1,4,0,42,30|90,5,0|&quot;" calcext:value-type="string">
            <text:p>scheduleraw = "1,1,0,4,64,-20,64,55,20,45,86,45,86,-20|2,1,0,4,20,0,42,70,20,45,64,45,64,-20|3,1,0,4,64,-20,64,55,20,45,86,45,86,-20|4,1,300,4,108,0,86,70,108,45,64,45,64,-20|5,1,0,4,64,-20,64,55,20,45,86,45,86,-20|7,1,0,5,108,0,86,70,108,45,64,45,64,-20|8,1,0,5,20,0,42,70,20,45,64,45,64,-20|8.1,1,300,5,-20,60,30,70,64,45,108,60,150,50|10,1,0,5,108,0,86,70,108,45,64,45,64,-20|10.1,1,300,5,148,60,98,70,64,45,20,60,-30,50|12,1,0,5,64,-20,64,55,20,45,86,45,86,-20|15,3,0,86,86,30,4|17,1,0,4,20,0,42,70,20,45,64,45,64,-20|17.1,1,0,4,-20,60,30,70,64,45,108,60,150,50|19,3,300,20,42,30,5|20,1,0,4,108,0,86,70,108,45,64,45,64,-20|22,3,0,64,86,30,5|23,1,0,4,-20,60,30,70,64,45,108,60,150,50|25,1,0,4,148,60,98,70,64,45,20,60,-30,50|30,1,0,5,64,-20,64,55,20,45,86,45,86,-20|33,1,0,5,20,0,42,70,20,45,64,45,64,-20|35,1,300,5,-20,60,30,70,64,45,108,60,150,50|37,1,0,5,108,0,86,70,108,45,64,45,64,-20|39,1,0,5,148,60,98,70,64,45,20,60,-30,50|41,1,0,5,64,-20,64,55,20,45,86,45,86,-20|45,2,0,64,4|48,2,300,20,5|48.1,1,0,4,148,60,98,70,64,45,20,60,-30,50|50,2,0,86,4|53,2,300,20,5|53.1,1,0,4,108,0,86,70,108,45,64,45,64,-20|55,3,0,20,42,30,5|55.1,3,0,108,86,60,5|55.2,1,0,4,64,-20,64,55,20,45,86,45,86,-20|58,1,0,4,148,60,98,70,64,45,20,60,-30,50|58.1,1,0,4,108,0,86,70,108,45,64,45,64,-20|59,1,0,4,64,-20,64,55,20,45,86,45,86,-20|59.1,1,0,4,20,0,42,70,20,45,64,45,64,-20|60,1,0,4,-20,60,30,70,64,45,108,60,150,50|60.1,1,0,4,-20,60,30,70,64,45,108,60,150,50|60.2,1,0,4,20,0,42,70,20,45,64,45,64,-20|61,1,0,4,64,-20,64,55,20,45,86,45,86,-20|61.1,1,0,4,108,0,86,70,108,45,64,45,64,-20|61.2,1,0,4,148,60,98,70,64,45,20,60,-30,50|64,2,0,86,4|65,2,0,42,5|67,3,300,86,20,30,5|72,4,0,64,30|77,1,0,5,-20,60,30,70,64,45,108,60,150,50|82,4,0,86,50|82.1,4,0,42,30|90,5,0|"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11" office:value-type="string" calcext:value-type="string">
            <text:p>-20,60,30,70,64,45,108,60,150,50</text:p>
          </table:table-cell>
          <table:table-cell table:style-name="ce11" office:value-type="string" calcext:value-type="string">
            <text:p>20,0,42,70,20,45,64,45,64,-20</text:p>
          </table:table-cell>
          <table:table-cell office:value-type="string" calcext:value-type="string">
            <text:p>64,-20,64,55,20,45,86,45,86,-20</text:p>
          </table:table-cell>
          <table:table-cell office:value-type="string" calcext:value-type="string">
            <text:p>108,0,86,70,108,45,64,45,64,-20</text:p>
          </table:table-cell>
          <table:table-cell office:value-type="string" calcext:value-type="string">
            <text:p>148,60,98,70,64,45,20,60,-30,50</text:p>
          </table:table-cell>
          <table:table-cell table:number-columns-repeated="6"/>
          <table:table-cell table:style-name="ce10" table:number-columns-repeated="5"/>
          <table:table-cell table:number-columns-repeated="9"/>
          <table:table-cell table:style-name="ce3"/>
          <table:table-cell table:style-name="ce12"/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6])); [.D$5]; IF(NOT(ISBLANK([.E6])); [.E$5]; IF (NOT(ISBLANK([.F6])); [.F$5]; IF(NOT(ISBLANK([.G6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6]&amp;&quot;,&quot;&amp;[.B6]&amp;&quot;,&quot;&amp;[.C6]&amp;&quot;,&quot;&amp;[.AB6]&amp;&quot;,&quot;&amp;[.N6]&amp;&quot;|&quot;" office:value-type="string" office:string-value="0,1,0,4,64,-20,64,55,20,45,86,45,86,-20|" calcext:value-type="string">
            <text:p>0,1,0,4,64,-20,64,55,20,45,86,45,86,-20|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ISBLANK([.D7]); ;[.D$4])" office:value-type="float" office:value="0" calcext:value-type="float">
            <text:p>0</text:p>
          </table:table-cell>
          <table:table-cell table:formula="of:=IF(ISBLANK([.E7]); ;[.E$4])" office:value-type="float" office:value="0" calcext:value-type="float">
            <text:p>0</text:p>
          </table:table-cell>
          <table:table-cell table:formula="of:=IF(ISBLANK([.F7]); ;[.F$4])" office:value-type="float" office:value="64" calcext:value-type="float">
            <text:p>64</text:p>
          </table:table-cell>
          <table:table-cell table:formula="of:=IF(ISBLANK([.G7]); ;[.G$4])" office:value-type="float" office:value="0" calcext:value-type="float">
            <text:p>0</text:p>
          </table:table-cell>
          <table:table-cell table:formula="of:=IF(ISBLANK([.H7]); ;[.H$4])" office:value-type="float" office:value="0" calcext:value-type="float">
            <text:p>0</text:p>
          </table:table-cell>
          <table:table-cell table:style-name="ce9" table:formula="of:=MAX([.I7:.M7])" office:value-type="float" office:value="64" calcext:value-type="float">
            <text:p>64</text:p>
          </table:table-cell>
          <table:table-cell table:style-name="ce10" table:number-columns-repeated="5"/>
          <table:table-cell table:formula="of:=IF(ISBLANK([.N7]); ;[.N$4])" office:value-type="float" office:value="0" calcext:value-type="float">
            <text:p>0</text:p>
          </table:table-cell>
          <table:table-cell table:formula="of:=IF(ISBLANK([.O7]); ;[.O$4])" office:value-type="float" office:value="0" calcext:value-type="float">
            <text:p>0</text:p>
          </table:table-cell>
          <table:table-cell table:formula="of:=IF(ISBLANK([.P7]); ;[.P$4])" office:value-type="float" office:value="0" calcext:value-type="float">
            <text:p>0</text:p>
          </table:table-cell>
          <table:table-cell table:formula="of:=IF(ISBLANK([.Q7]); ;[.Q$4])" office:value-type="float" office:value="0" calcext:value-type="float">
            <text:p>0</text:p>
          </table:table-cell>
          <table:table-cell table:formula="of:=IF(ISBLANK([.R7]); ;[.R$4])" office:value-type="float" office:value="0" calcext:value-type="float">
            <text:p>0</text:p>
          </table:table-cell>
          <table:table-cell table:formula="of:=IF(ISBLANK([.S7]); ;[.S$4])" office:value-type="float" office:value="0" calcext:value-type="float">
            <text:p>0</text:p>
          </table:table-cell>
          <table:table-cell table:style-name="ce9" table:formula="of:=MAX([.T7:.Y7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12" table:formula="of:=[.A7]&amp;&quot;,&quot;&amp;[.B7]&amp;&quot;,&quot;&amp;[.C7]&amp;&quot;,&quot;&amp;[.N7]&amp;&quot;,&quot;&amp;[.AB7]&amp;&quot;|&quot;" office:value-type="string" office:string-value="0,2,0,64,4|" calcext:value-type="string">
            <text:p>0,2,0,64,4|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ISBLANK([.D8]); ;[.D$4])" office:value-type="float" office:value="0" calcext:value-type="float">
            <text:p>0</text:p>
          </table:table-cell>
          <table:table-cell table:formula="of:=IF(ISBLANK([.E8]); ;[.E$4])" office:value-type="float" office:value="0" calcext:value-type="float">
            <text:p>0</text:p>
          </table:table-cell>
          <table:table-cell table:formula="of:=IF(ISBLANK([.F8]); ;[.F$4])" office:value-type="float" office:value="64" calcext:value-type="float">
            <text:p>64</text:p>
          </table:table-cell>
          <table:table-cell table:formula="of:=IF(ISBLANK([.G8]); ;[.G$4])" office:value-type="float" office:value="0" calcext:value-type="float">
            <text:p>0</text:p>
          </table:table-cell>
          <table:table-cell table:formula="of:=IF(ISBLANK([.H8]); ;[.H$4])" office:value-type="float" office:value="0" calcext:value-type="float">
            <text:p>0</text:p>
          </table:table-cell>
          <table:table-cell table:style-name="ce9" table:formula="of:=MAX([.I8:.M8])" office:value-type="float" office:value="64" calcext:value-type="float">
            <text:p>64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formula="of:=IF(ISBLANK([.N8]); ;[.N$4])" office:value-type="float" office:value="0" calcext:value-type="float">
            <text:p>0</text:p>
          </table:table-cell>
          <table:table-cell table:formula="of:=IF(ISBLANK([.O8]); ;[.O$4])" office:value-type="float" office:value="0" calcext:value-type="float">
            <text:p>0</text:p>
          </table:table-cell>
          <table:table-cell table:formula="of:=IF(ISBLANK([.P8]); ;[.P$4])" office:value-type="float" office:value="0" calcext:value-type="float">
            <text:p>0</text:p>
          </table:table-cell>
          <table:table-cell table:formula="of:=IF(ISBLANK([.Q8]); ;[.Q$4])" office:value-type="float" office:value="64" calcext:value-type="float">
            <text:p>64</text:p>
          </table:table-cell>
          <table:table-cell table:formula="of:=IF(ISBLANK([.R8]); ;[.R$4])" office:value-type="float" office:value="0" calcext:value-type="float">
            <text:p>0</text:p>
          </table:table-cell>
          <table:table-cell table:formula="of:=IF(ISBLANK([.S8]); ;[.S$4])" office:value-type="float" office:value="0" calcext:value-type="float">
            <text:p>0</text:p>
          </table:table-cell>
          <table:table-cell table:style-name="ce9" table:formula="of:=MAX([.T8:.Y8])"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12" table:formula="of:=[.A8]&amp;&quot;,&quot;&amp;[.B8]&amp;&quot;,&quot;&amp;[.C8]&amp;&quot;,&quot;&amp;[.N8]&amp;&quot;,&quot;&amp;[.Z8]&amp;&quot;,&quot;&amp;[.AA8]&amp;&quot;,&quot;&amp;[.AB8]&amp;&quot;|&quot;" office:value-type="string" office:string-value="0,3,0,64,64,30,4|" calcext:value-type="string">
            <text:p>0,3,0,64,64,30,4|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ISBLANK([.D9]); ;[.D$4])" office:value-type="float" office:value="0" calcext:value-type="float">
            <text:p>0</text:p>
          </table:table-cell>
          <table:table-cell table:formula="of:=IF(ISBLANK([.E9]); ;[.E$4])" office:value-type="float" office:value="0" calcext:value-type="float">
            <text:p>0</text:p>
          </table:table-cell>
          <table:table-cell table:formula="of:=IF(ISBLANK([.F9]); ;[.F$4])" office:value-type="float" office:value="64" calcext:value-type="float">
            <text:p>64</text:p>
          </table:table-cell>
          <table:table-cell table:formula="of:=IF(ISBLANK([.G9]); ;[.G$4])" office:value-type="float" office:value="0" calcext:value-type="float">
            <text:p>0</text:p>
          </table:table-cell>
          <table:table-cell table:formula="of:=IF(ISBLANK([.H9]); ;[.H$4])" office:value-type="float" office:value="0" calcext:value-type="float">
            <text:p>0</text:p>
          </table:table-cell>
          <table:table-cell table:style-name="ce9" table:formula="of:=MAX([.I9:.M9])" office:value-type="float" office:value="64" calcext:value-type="float">
            <text:p>64</text:p>
          </table:table-cell>
          <table:table-cell table:style-name="ce10" table:number-columns-repeated="4"/>
          <table:table-cell table:style-name="ce10" office:value-type="float" office:value="0" calcext:value-type="float">
            <text:p>0</text:p>
          </table:table-cell>
          <table:table-cell table:formula="of:=IF(ISBLANK([.N9]); ;[.N$4])" office:value-type="float" office:value="0" calcext:value-type="float">
            <text:p>0</text:p>
          </table:table-cell>
          <table:table-cell table:formula="of:=IF(ISBLANK([.O9]); ;[.O$4])" office:value-type="float" office:value="0" calcext:value-type="float">
            <text:p>0</text:p>
          </table:table-cell>
          <table:table-cell table:formula="of:=IF(ISBLANK([.P9]); ;[.P$4])" office:value-type="float" office:value="0" calcext:value-type="float">
            <text:p>0</text:p>
          </table:table-cell>
          <table:table-cell table:formula="of:=IF(ISBLANK([.Q9]); ;[.Q$4])" office:value-type="float" office:value="0" calcext:value-type="float">
            <text:p>0</text:p>
          </table:table-cell>
          <table:table-cell table:formula="of:=IF(ISBLANK([.R9]); ;[.R$4])" office:value-type="float" office:value="0" calcext:value-type="float">
            <text:p>0</text:p>
          </table:table-cell>
          <table:table-cell table:formula="of:=IF(ISBLANK([.S9]); ;[.S$4])" office:value-type="float" office:value="108" calcext:value-type="float">
            <text:p>108</text:p>
          </table:table-cell>
          <table:table-cell table:style-name="ce9" table:formula="of:=MAX([.T9:.Y9])"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9]&amp;&quot;,&quot;&amp;[.B9]&amp;&quot;,&quot;&amp;[.C9]&amp;&quot;,&quot;&amp;[.N9]&amp;&quot;,&quot;&amp;[.AA9]&amp;&quot;|&quot;" office:value-type="string" office:string-value="0,4,0,64,30|" calcext:value-type="string">
            <text:p>0,4,0,64,30|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style-name="ce3"/>
          <table:table-cell table:style-name="ce12" table:formula="of:=[.A10]&amp;&quot;,&quot;&amp;[.B10]&amp;&quot;,&quot;&amp;[.C10]&amp;&quot;|&quot;" office:value-type="string" office:string-value="0,5,0|" calcext:value-type="string">
            <text:p>0,5,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9"/>
          <table:table-cell table:style-name="ce10" table:number-columns-repeated="5"/>
          <table:table-cell table:number-columns-repeated="6"/>
          <table:table-cell table:style-name="ce9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12])); [.D$5]; IF(NOT(ISBLANK([.E12])); [.E$5]; IF (NOT(ISBLANK([.F12])); [.F$5]; IF(NOT(ISBLANK([.G12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12]&amp;&quot;,&quot;&amp;[.B12]&amp;&quot;,&quot;&amp;[.C12]&amp;&quot;,&quot;&amp;[.AB12]&amp;&quot;,&quot;&amp;[.N12]&amp;&quot;|&quot;" office:value-type="string" office:string-value="1,1,0,4,64,-20,64,55,20,45,86,45,86,-20|" calcext:value-type="string">
            <text:p>1,1,0,4,64,-20,64,55,20,45,86,45,86,-20|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style-name="ce9" table:formula="of:=IF(NOT (ISBLANK([.D13])); [.D$5]; IF(NOT(ISBLANK([.E13])); [.E$5]; IF (NOT(ISBLANK([.F13])); [.F$5]; IF(NOT(ISBLANK([.G13])); [.G$5]; [.H$5]))))" office:value-type="string" office:string-value="20,0,42,70,20,45,64,45,64,-20" calcext:value-type="string">
            <text:p>20,0,42,70,20,45,64,45,64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13]&amp;&quot;,&quot;&amp;[.B13]&amp;&quot;,&quot;&amp;[.C13]&amp;&quot;,&quot;&amp;[.AB13]&amp;&quot;,&quot;&amp;[.N13]&amp;&quot;|&quot;" office:value-type="string" office:string-value="2,1,0,4,20,0,42,70,20,45,64,45,64,-20|" calcext:value-type="string">
            <text:p>2,1,0,4,20,0,42,70,20,45,64,45,64,-20|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14])); [.D$5]; IF(NOT(ISBLANK([.E14])); [.E$5]; IF (NOT(ISBLANK([.F14])); [.F$5]; IF(NOT(ISBLANK([.G14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14]&amp;&quot;,&quot;&amp;[.B14]&amp;&quot;,&quot;&amp;[.C14]&amp;&quot;,&quot;&amp;[.AB14]&amp;&quot;,&quot;&amp;[.N14]&amp;&quot;|&quot;" office:value-type="string" office:string-value="3,1,0,4,64,-20,64,55,20,45,86,45,86,-20|" calcext:value-type="string">
            <text:p>3,1,0,4,64,-20,64,55,20,45,86,45,86,-20|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9" table:formula="of:=IF(NOT (ISBLANK([.D15])); [.D$5]; IF(NOT(ISBLANK([.E15])); [.E$5]; IF (NOT(ISBLANK([.F15])); [.F$5]; IF(NOT(ISBLANK([.G15])); [.G$5]; [.H$5]))))" office:value-type="string" office:string-value="108,0,86,70,108,45,64,45,64,-20" calcext:value-type="string">
            <text:p>108,0,86,70,108,45,64,45,64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15]&amp;&quot;,&quot;&amp;[.B15]&amp;&quot;,&quot;&amp;[.C15]&amp;&quot;,&quot;&amp;[.AB15]&amp;&quot;,&quot;&amp;[.N15]&amp;&quot;|&quot;" office:value-type="string" office:string-value="4,1,300,4,108,0,86,70,108,45,64,45,64,-20|" calcext:value-type="string">
            <text:p>4,1,300,4,108,0,86,70,108,45,64,45,64,-20|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16])); [.D$5]; IF(NOT(ISBLANK([.E16])); [.E$5]; IF (NOT(ISBLANK([.F16])); [.F$5]; IF(NOT(ISBLANK([.G16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16]&amp;&quot;,&quot;&amp;[.B16]&amp;&quot;,&quot;&amp;[.C16]&amp;&quot;,&quot;&amp;[.AB16]&amp;&quot;,&quot;&amp;[.N16]&amp;&quot;|&quot;" office:value-type="string" office:string-value="5,1,0,4,64,-20,64,55,20,45,86,45,86,-20|" calcext:value-type="string">
            <text:p>5,1,0,4,64,-20,64,55,20,45,86,45,86,-2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9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9" table:formula="of:=IF(NOT (ISBLANK([.D18])); [.D$5]; IF(NOT(ISBLANK([.E18])); [.E$5]; IF (NOT(ISBLANK([.F18])); [.F$5]; IF(NOT(ISBLANK([.G18])); [.G$5]; [.H$5]))))" office:value-type="string" office:string-value="108,0,86,70,108,45,64,45,64,-20" calcext:value-type="string">
            <text:p>108,0,86,70,108,45,64,45,64,-2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18]&amp;&quot;,&quot;&amp;[.B18]&amp;&quot;,&quot;&amp;[.C18]&amp;&quot;,&quot;&amp;[.AB18]&amp;&quot;,&quot;&amp;[.N18]&amp;&quot;|&quot;" office:value-type="string" office:string-value="7,1,0,5,108,0,86,70,108,45,64,45,64,-20|" calcext:value-type="string">
            <text:p>7,1,0,5,108,0,86,70,108,45,64,45,64,-20|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formula="of:=-[.C22300]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style-name="ce9" table:formula="of:=IF(NOT (ISBLANK([.D19])); [.D$5]; IF(NOT(ISBLANK([.E19])); [.E$5]; IF (NOT(ISBLANK([.F19])); [.F$5]; IF(NOT(ISBLANK([.G19])); [.G$5]; [.H$5]))))" office:value-type="string" office:string-value="20,0,42,70,20,45,64,45,64,-20" calcext:value-type="string">
            <text:p>20,0,42,70,20,45,64,45,64,-2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19]&amp;&quot;,&quot;&amp;[.B19]&amp;&quot;,&quot;&amp;[.C19]&amp;&quot;,&quot;&amp;[.AB19]&amp;&quot;,&quot;&amp;[.N19]&amp;&quot;|&quot;" office:value-type="string" office:string-value="8,1,0,5,20,0,42,70,20,45,64,45,64,-20|" calcext:value-type="string">
            <text:p>8,1,0,5,20,0,42,70,20,45,64,45,64,-20|</text:p>
          </table:table-cell>
          <table:table-cell table:number-columns-repeated="34"/>
        </table:table-row>
        <table:table-row table:style-name="ro1">
          <table:table-cell office:value-type="float" office:value="8.1" calcext:value-type="float">
            <text:p>8.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9" table:formula="of:=IF(NOT (ISBLANK([.D20])); [.D$5]; IF(NOT(ISBLANK([.E20])); [.E$5]; IF (NOT(ISBLANK([.F20])); [.F$5]; IF(NOT(ISBLANK([.G20])); [.G$5]; [.H$5]))))" office:value-type="string" office:string-value="-20,60,30,70,64,45,108,60,150,50" calcext:value-type="string">
            <text:p>-20,60,30,70,64,45,108,60,150,5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20]&amp;&quot;,&quot;&amp;[.B20]&amp;&quot;,&quot;&amp;[.C20]&amp;&quot;,&quot;&amp;[.AB20]&amp;&quot;,&quot;&amp;[.N20]&amp;&quot;|&quot;" office:value-type="string" office:string-value="8.1,1,300,5,-20,60,30,70,64,45,108,60,150,50|" calcext:value-type="string">
            <text:p>8.1,1,300,5,-20,60,30,70,64,45,108,60,150,50|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9" table:formula="of:=IF(NOT (ISBLANK([.D21])); [.D$5]; IF(NOT(ISBLANK([.E21])); [.E$5]; IF (NOT(ISBLANK([.F21])); [.F$5]; IF(NOT(ISBLANK([.G21])); [.G$5]; [.H$5]))))" office:value-type="string" office:string-value="108,0,86,70,108,45,64,45,64,-20" calcext:value-type="string">
            <text:p>108,0,86,70,108,45,64,45,64,-2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21]&amp;&quot;,&quot;&amp;[.B21]&amp;&quot;,&quot;&amp;[.C21]&amp;&quot;,&quot;&amp;[.AB21]&amp;&quot;,&quot;&amp;[.N21]&amp;&quot;|&quot;" office:value-type="string" office:string-value="10,1,0,5,108,0,86,70,108,45,64,45,64,-20|" calcext:value-type="string">
            <text:p>10,1,0,5,108,0,86,70,108,45,64,45,64,-20|</text:p>
          </table:table-cell>
          <table:table-cell table:number-columns-repeated="34"/>
        </table:table-row>
        <table:table-row table:style-name="ro1">
          <table:table-cell office:value-type="float" office:value="10.1" calcext:value-type="float">
            <text:p>10.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table:style-name="ce9" table:formula="of:=IF(NOT (ISBLANK([.D22])); [.D$5]; IF(NOT(ISBLANK([.E22])); [.E$5]; IF (NOT(ISBLANK([.F22])); [.F$5]; IF(NOT(ISBLANK([.G22])); [.G$5]; [.H$5]))))" office:value-type="string" office:string-value="148,60,98,70,64,45,20,60,-30,50" calcext:value-type="string">
            <text:p>148,60,98,70,64,45,20,60,-30,5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22]&amp;&quot;,&quot;&amp;[.B22]&amp;&quot;,&quot;&amp;[.C22]&amp;&quot;,&quot;&amp;[.AB22]&amp;&quot;,&quot;&amp;[.N22]&amp;&quot;|&quot;" office:value-type="string" office:string-value="10.1,1,300,5,148,60,98,70,64,45,20,60,-30,50|" calcext:value-type="string">
            <text:p>10.1,1,300,5,148,60,98,70,64,45,20,60,-30,50|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23])); [.D$5]; IF(NOT(ISBLANK([.E23])); [.E$5]; IF (NOT(ISBLANK([.F23])); [.F$5]; IF(NOT(ISBLANK([.G23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23]&amp;&quot;,&quot;&amp;[.B23]&amp;&quot;,&quot;&amp;[.C23]&amp;&quot;,&quot;&amp;[.AB23]&amp;&quot;,&quot;&amp;[.N23]&amp;&quot;|&quot;" office:value-type="string" office:string-value="12,1,0,5,64,-20,64,55,20,45,86,45,86,-20|" calcext:value-type="string">
            <text:p>12,1,0,5,64,-20,64,55,20,45,86,45,86,-2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9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IF(ISBLANK([.D25]); ;[.D$4])" office:value-type="float" office:value="0" calcext:value-type="float">
            <text:p>0</text:p>
          </table:table-cell>
          <table:table-cell table:formula="of:=IF(ISBLANK([.E25]); ;[.E$4])" office:value-type="float" office:value="0" calcext:value-type="float">
            <text:p>0</text:p>
          </table:table-cell>
          <table:table-cell table:formula="of:=IF(ISBLANK([.F25]); ;[.F$4])" office:value-type="float" office:value="0" calcext:value-type="float">
            <text:p>0</text:p>
          </table:table-cell>
          <table:table-cell table:formula="of:=IF(ISBLANK([.G25]); ;[.G$4])" office:value-type="float" office:value="86" calcext:value-type="float">
            <text:p>86</text:p>
          </table:table-cell>
          <table:table-cell table:formula="of:=IF(ISBLANK([.H25]); ;[.H$4])" office:value-type="float" office:value="0" calcext:value-type="float">
            <text:p>0</text:p>
          </table:table-cell>
          <table:table-cell table:style-name="ce9" table:formula="of:=MAX([.I25:.M25])" office:value-type="float" office:value="86" calcext:value-type="float">
            <text:p>86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  <table:table-cell table:style-name="ce10"/>
          <table:table-cell table:formula="of:=IF(ISBLANK([.N25]); ;[.N$4])" office:value-type="float" office:value="0" calcext:value-type="float">
            <text:p>0</text:p>
          </table:table-cell>
          <table:table-cell table:formula="of:=IF(ISBLANK([.O25]); ;[.O$4])" office:value-type="float" office:value="0" calcext:value-type="float">
            <text:p>0</text:p>
          </table:table-cell>
          <table:table-cell table:formula="of:=IF(ISBLANK([.P25]); ;[.P$4])" office:value-type="float" office:value="0" calcext:value-type="float">
            <text:p>0</text:p>
          </table:table-cell>
          <table:table-cell table:formula="of:=IF(ISBLANK([.Q25]); ;[.Q$4])" office:value-type="float" office:value="0" calcext:value-type="float">
            <text:p>0</text:p>
          </table:table-cell>
          <table:table-cell table:formula="of:=IF(ISBLANK([.R25]); ;[.R$4])" office:value-type="float" office:value="86" calcext:value-type="float">
            <text:p>86</text:p>
          </table:table-cell>
          <table:table-cell table:formula="of:=IF(ISBLANK([.S25]); ;[.S$4])" office:value-type="float" office:value="0" calcext:value-type="float">
            <text:p>0</text:p>
          </table:table-cell>
          <table:table-cell table:style-name="ce9" table:formula="of:=MAX([.T25:.Y25])"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12" table:formula="of:=[.A25]&amp;&quot;,&quot;&amp;[.B25]&amp;&quot;,&quot;&amp;[.C25]&amp;&quot;,&quot;&amp;[.N25]&amp;&quot;,&quot;&amp;[.Z25]&amp;&quot;,&quot;&amp;[.AA25]&amp;&quot;,&quot;&amp;[.AB25]&amp;&quot;|&quot;" office:value-type="string" office:string-value="15,3,0,86,86,30,4|" calcext:value-type="string">
            <text:p>15,3,0,86,86,30,4|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style-name="ce9" table:formula="of:=IF(NOT (ISBLANK([.D26])); [.D$5]; IF(NOT(ISBLANK([.E26])); [.E$5]; IF (NOT(ISBLANK([.F26])); [.F$5]; IF(NOT(ISBLANK([.G26])); [.G$5]; [.H$5]))))" office:value-type="string" office:string-value="20,0,42,70,20,45,64,45,64,-20" calcext:value-type="string">
            <text:p>20,0,42,70,20,45,64,45,64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26]&amp;&quot;,&quot;&amp;[.B26]&amp;&quot;,&quot;&amp;[.C26]&amp;&quot;,&quot;&amp;[.AB26]&amp;&quot;,&quot;&amp;[.N26]&amp;&quot;|&quot;" office:value-type="string" office:string-value="17,1,0,4,20,0,42,70,20,45,64,45,64,-20|" calcext:value-type="string">
            <text:p>17,1,0,4,20,0,42,70,20,45,64,45,64,-20|</text:p>
          </table:table-cell>
          <table:table-cell table:number-columns-repeated="34"/>
        </table:table-row>
        <table:table-row table:style-name="ro1">
          <table:table-cell office:value-type="float" office:value="17.1" calcext:value-type="float">
            <text:p>17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style-name="ce9" table:formula="of:=IF(NOT (ISBLANK([.D27])); [.D$5]; IF(NOT(ISBLANK([.E27])); [.E$5]; IF (NOT(ISBLANK([.F27])); [.F$5]; IF(NOT(ISBLANK([.G27])); [.G$5]; [.H$5]))))" office:value-type="string" office:string-value="-20,60,30,70,64,45,108,60,150,50" calcext:value-type="string">
            <text:p>-20,60,30,70,64,45,108,60,150,5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27]&amp;&quot;,&quot;&amp;[.B27]&amp;&quot;,&quot;&amp;[.C27]&amp;&quot;,&quot;&amp;[.AB27]&amp;&quot;,&quot;&amp;[.N27]&amp;&quot;|&quot;" office:value-type="string" office:string-value="17.1,1,0,4,-20,60,30,70,64,45,108,60,150,50|" calcext:value-type="string">
            <text:p>17.1,1,0,4,-20,60,30,70,64,45,108,60,150,50|</text:p>
          </table:table-cell>
          <table:table-cell table:number-columns-repeated="34"/>
        </table:table-row>
        <table:table-row table:style-name="ro1">
          <table:table-cell table:number-columns-repeated="28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IF(ISBLANK([.D29]); ;[.D$4])" office:value-type="float" office:value="20" calcext:value-type="float">
            <text:p>20</text:p>
          </table:table-cell>
          <table:table-cell table:formula="of:=IF(ISBLANK([.E29]); ;[.E$4])" office:value-type="float" office:value="0" calcext:value-type="float">
            <text:p>0</text:p>
          </table:table-cell>
          <table:table-cell table:formula="of:=IF(ISBLANK([.F29]); ;[.F$4])" office:value-type="float" office:value="0" calcext:value-type="float">
            <text:p>0</text:p>
          </table:table-cell>
          <table:table-cell table:formula="of:=IF(ISBLANK([.G29]); ;[.G$4])" office:value-type="float" office:value="0" calcext:value-type="float">
            <text:p>0</text:p>
          </table:table-cell>
          <table:table-cell table:formula="of:=IF(ISBLANK([.H29]); ;[.H$4])" office:value-type="float" office:value="0" calcext:value-type="float">
            <text:p>0</text:p>
          </table:table-cell>
          <table:table-cell table:style-name="ce9" table:formula="of:=MAX([.I29:.M29])" office:value-type="float" office:value="20" calcext:value-type="float">
            <text:p>2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formula="of:=IF(ISBLANK([.N29]); ;[.N$4])" office:value-type="float" office:value="0" calcext:value-type="float">
            <text:p>0</text:p>
          </table:table-cell>
          <table:table-cell table:formula="of:=IF(ISBLANK([.O29]); ;[.O$4])" office:value-type="float" office:value="0" calcext:value-type="float">
            <text:p>0</text:p>
          </table:table-cell>
          <table:table-cell table:formula="of:=IF(ISBLANK([.P29]); ;[.P$4])" office:value-type="float" office:value="42" calcext:value-type="float">
            <text:p>42</text:p>
          </table:table-cell>
          <table:table-cell table:formula="of:=IF(ISBLANK([.Q29]); ;[.Q$4])" office:value-type="float" office:value="0" calcext:value-type="float">
            <text:p>0</text:p>
          </table:table-cell>
          <table:table-cell table:formula="of:=IF(ISBLANK([.R29]); ;[.R$4])" office:value-type="float" office:value="0" calcext:value-type="float">
            <text:p>0</text:p>
          </table:table-cell>
          <table:table-cell table:formula="of:=IF(ISBLANK([.S29]); ;[.S$4])" office:value-type="float" office:value="0" calcext:value-type="float">
            <text:p>0</text:p>
          </table:table-cell>
          <table:table-cell table:style-name="ce9" table:formula="of:=MAX([.T29:.Y29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12" table:formula="of:=[.A29]&amp;&quot;,&quot;&amp;[.B29]&amp;&quot;,&quot;&amp;[.C29]&amp;&quot;,&quot;&amp;[.N29]&amp;&quot;,&quot;&amp;[.Z29]&amp;&quot;,&quot;&amp;[.AA29]&amp;&quot;,&quot;&amp;[.AB29]&amp;&quot;|&quot;" office:value-type="string" office:string-value="19,3,300,20,42,30,5|" calcext:value-type="string">
            <text:p>19,3,300,20,42,30,5|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9" table:formula="of:=IF(NOT (ISBLANK([.D30])); [.D$5]; IF(NOT(ISBLANK([.E30])); [.E$5]; IF (NOT(ISBLANK([.F30])); [.F$5]; IF(NOT(ISBLANK([.G30])); [.G$5]; [.H$5]))))" office:value-type="string" office:string-value="108,0,86,70,108,45,64,45,64,-20" calcext:value-type="string">
            <text:p>108,0,86,70,108,45,64,45,64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30]&amp;&quot;,&quot;&amp;[.B30]&amp;&quot;,&quot;&amp;[.C30]&amp;&quot;,&quot;&amp;[.AB30]&amp;&quot;,&quot;&amp;[.N30]&amp;&quot;|&quot;" office:value-type="string" office:string-value="20,1,0,4,108,0,86,70,108,45,64,45,64,-20|" calcext:value-type="string">
            <text:p>20,1,0,4,108,0,86,70,108,45,64,45,64,-2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9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ISBLANK([.D32]); ;[.D$4])" office:value-type="float" office:value="0" calcext:value-type="float">
            <text:p>0</text:p>
          </table:table-cell>
          <table:table-cell table:formula="of:=IF(ISBLANK([.E32]); ;[.E$4])" office:value-type="float" office:value="0" calcext:value-type="float">
            <text:p>0</text:p>
          </table:table-cell>
          <table:table-cell table:formula="of:=IF(ISBLANK([.F32]); ;[.F$4])" office:value-type="float" office:value="64" calcext:value-type="float">
            <text:p>64</text:p>
          </table:table-cell>
          <table:table-cell table:formula="of:=IF(ISBLANK([.G32]); ;[.G$4])" office:value-type="float" office:value="0" calcext:value-type="float">
            <text:p>0</text:p>
          </table:table-cell>
          <table:table-cell table:formula="of:=IF(ISBLANK([.H32]); ;[.H$4])" office:value-type="float" office:value="0" calcext:value-type="float">
            <text:p>0</text:p>
          </table:table-cell>
          <table:table-cell table:style-name="ce9" table:formula="of:=MAX([.I32:.M32])" office:value-type="float" office:value="64" calcext:value-type="float">
            <text:p>64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  <table:table-cell table:style-name="ce10"/>
          <table:table-cell table:formula="of:=IF(ISBLANK([.N32]); ;[.N$4])" office:value-type="float" office:value="0" calcext:value-type="float">
            <text:p>0</text:p>
          </table:table-cell>
          <table:table-cell table:formula="of:=IF(ISBLANK([.O32]); ;[.O$4])" office:value-type="float" office:value="0" calcext:value-type="float">
            <text:p>0</text:p>
          </table:table-cell>
          <table:table-cell table:formula="of:=IF(ISBLANK([.P32]); ;[.P$4])" office:value-type="float" office:value="0" calcext:value-type="float">
            <text:p>0</text:p>
          </table:table-cell>
          <table:table-cell table:formula="of:=IF(ISBLANK([.Q32]); ;[.Q$4])" office:value-type="float" office:value="0" calcext:value-type="float">
            <text:p>0</text:p>
          </table:table-cell>
          <table:table-cell table:formula="of:=IF(ISBLANK([.R32]); ;[.R$4])" office:value-type="float" office:value="86" calcext:value-type="float">
            <text:p>86</text:p>
          </table:table-cell>
          <table:table-cell table:formula="of:=IF(ISBLANK([.S32]); ;[.S$4])" office:value-type="float" office:value="0" calcext:value-type="float">
            <text:p>0</text:p>
          </table:table-cell>
          <table:table-cell table:style-name="ce9" table:formula="of:=MAX([.T32:.Y32])"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12" table:formula="of:=[.A32]&amp;&quot;,&quot;&amp;[.B32]&amp;&quot;,&quot;&amp;[.C32]&amp;&quot;,&quot;&amp;[.N32]&amp;&quot;,&quot;&amp;[.Z32]&amp;&quot;,&quot;&amp;[.AA32]&amp;&quot;,&quot;&amp;[.AB32]&amp;&quot;|&quot;" office:value-type="string" office:string-value="22,3,0,64,86,30,5|" calcext:value-type="string">
            <text:p>22,3,0,64,86,30,5|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style-name="ce9" table:formula="of:=IF(NOT (ISBLANK([.D33])); [.D$5]; IF(NOT(ISBLANK([.E33])); [.E$5]; IF (NOT(ISBLANK([.F33])); [.F$5]; IF(NOT(ISBLANK([.G33])); [.G$5]; [.H$5]))))" office:value-type="string" office:string-value="-20,60,30,70,64,45,108,60,150,50" calcext:value-type="string">
            <text:p>-20,60,30,70,64,45,108,60,150,5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33]&amp;&quot;,&quot;&amp;[.B33]&amp;&quot;,&quot;&amp;[.C33]&amp;&quot;,&quot;&amp;[.AB33]&amp;&quot;,&quot;&amp;[.N33]&amp;&quot;|&quot;" office:value-type="string" office:string-value="23,1,0,4,-20,60,30,70,64,45,108,60,150,50|" calcext:value-type="string">
            <text:p>23,1,0,4,-20,60,30,70,64,45,108,60,150,50|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table:style-name="ce9" table:formula="of:=IF(NOT (ISBLANK([.D34])); [.D$5]; IF(NOT(ISBLANK([.E34])); [.E$5]; IF (NOT(ISBLANK([.F34])); [.F$5]; IF(NOT(ISBLANK([.G34])); [.G$5]; [.H$5]))))" office:value-type="string" office:string-value="148,60,98,70,64,45,20,60,-30,50" calcext:value-type="string">
            <text:p>148,60,98,70,64,45,20,60,-30,5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34]&amp;&quot;,&quot;&amp;[.B34]&amp;&quot;,&quot;&amp;[.C34]&amp;&quot;,&quot;&amp;[.AB34]&amp;&quot;,&quot;&amp;[.N34]&amp;&quot;|&quot;" office:value-type="string" office:string-value="25,1,0,4,148,60,98,70,64,45,20,60,-30,50|" calcext:value-type="string">
            <text:p>25,1,0,4,148,60,98,70,64,45,20,60,-30,5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9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36])); [.D$5]; IF(NOT(ISBLANK([.E36])); [.E$5]; IF (NOT(ISBLANK([.F36])); [.F$5]; IF(NOT(ISBLANK([.G36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36]&amp;&quot;,&quot;&amp;[.B36]&amp;&quot;,&quot;&amp;[.C36]&amp;&quot;,&quot;&amp;[.AB36]&amp;&quot;,&quot;&amp;[.N36]&amp;&quot;|&quot;" office:value-type="string" office:string-value="30,1,0,5,64,-20,64,55,20,45,86,45,86,-20|" calcext:value-type="string">
            <text:p>30,1,0,5,64,-20,64,55,20,45,86,45,86,-20|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formula="of:=-[.C22318]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style-name="ce9" table:formula="of:=IF(NOT (ISBLANK([.D37])); [.D$5]; IF(NOT(ISBLANK([.E37])); [.E$5]; IF (NOT(ISBLANK([.F37])); [.F$5]; IF(NOT(ISBLANK([.G37])); [.G$5]; [.H$5]))))" office:value-type="string" office:string-value="20,0,42,70,20,45,64,45,64,-20" calcext:value-type="string">
            <text:p>20,0,42,70,20,45,64,45,64,-2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37]&amp;&quot;,&quot;&amp;[.B37]&amp;&quot;,&quot;&amp;[.C37]&amp;&quot;,&quot;&amp;[.AB37]&amp;&quot;,&quot;&amp;[.N37]&amp;&quot;|&quot;" office:value-type="string" office:string-value="33,1,0,5,20,0,42,70,20,45,64,45,64,-20|" calcext:value-type="string">
            <text:p>33,1,0,5,20,0,42,70,20,45,64,45,64,-20|</text:p>
          </table:table-cell>
          <table:table-cell table:number-columns-repeated="3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9" table:formula="of:=IF(NOT (ISBLANK([.D38])); [.D$5]; IF(NOT(ISBLANK([.E38])); [.E$5]; IF (NOT(ISBLANK([.F38])); [.F$5]; IF(NOT(ISBLANK([.G38])); [.G$5]; [.H$5]))))" office:value-type="string" office:string-value="-20,60,30,70,64,45,108,60,150,50" calcext:value-type="string">
            <text:p>-20,60,30,70,64,45,108,60,150,5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38]&amp;&quot;,&quot;&amp;[.B38]&amp;&quot;,&quot;&amp;[.C38]&amp;&quot;,&quot;&amp;[.AB38]&amp;&quot;,&quot;&amp;[.N38]&amp;&quot;|&quot;" office:value-type="string" office:string-value="35,1,300,5,-20,60,30,70,64,45,108,60,150,50|" calcext:value-type="string">
            <text:p>35,1,300,5,-20,60,30,70,64,45,108,60,150,50|</text:p>
          </table:table-cell>
          <table:table-cell table:number-columns-repeated="3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9" table:formula="of:=IF(NOT (ISBLANK([.D39])); [.D$5]; IF(NOT(ISBLANK([.E39])); [.E$5]; IF (NOT(ISBLANK([.F39])); [.F$5]; IF(NOT(ISBLANK([.G39])); [.G$5]; [.H$5]))))" office:value-type="string" office:string-value="108,0,86,70,108,45,64,45,64,-20" calcext:value-type="string">
            <text:p>108,0,86,70,108,45,64,45,64,-2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39]&amp;&quot;,&quot;&amp;[.B39]&amp;&quot;,&quot;&amp;[.C39]&amp;&quot;,&quot;&amp;[.AB39]&amp;&quot;,&quot;&amp;[.N39]&amp;&quot;|&quot;" office:value-type="string" office:string-value="37,1,0,5,108,0,86,70,108,45,64,45,64,-20|" calcext:value-type="string">
            <text:p>37,1,0,5,108,0,86,70,108,45,64,45,64,-20|</text:p>
          </table:table-cell>
          <table:table-cell table:number-columns-repeated="3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table:style-name="ce9" table:formula="of:=IF(NOT (ISBLANK([.D40])); [.D$5]; IF(NOT(ISBLANK([.E40])); [.E$5]; IF (NOT(ISBLANK([.F40])); [.F$5]; IF(NOT(ISBLANK([.G40])); [.G$5]; [.H$5]))))" office:value-type="string" office:string-value="148,60,98,70,64,45,20,60,-30,50" calcext:value-type="string">
            <text:p>148,60,98,70,64,45,20,60,-30,5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40]&amp;&quot;,&quot;&amp;[.B40]&amp;&quot;,&quot;&amp;[.C40]&amp;&quot;,&quot;&amp;[.AB40]&amp;&quot;,&quot;&amp;[.N40]&amp;&quot;|&quot;" office:value-type="string" office:string-value="39,1,0,5,148,60,98,70,64,45,20,60,-30,50|" calcext:value-type="string">
            <text:p>39,1,0,5,148,60,98,70,64,45,20,60,-30,50|</text:p>
          </table:table-cell>
          <table:table-cell table:number-columns-repeated="3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41])); [.D$5]; IF(NOT(ISBLANK([.E41])); [.E$5]; IF (NOT(ISBLANK([.F41])); [.F$5]; IF(NOT(ISBLANK([.G41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41]&amp;&quot;,&quot;&amp;[.B41]&amp;&quot;,&quot;&amp;[.C41]&amp;&quot;,&quot;&amp;[.AB41]&amp;&quot;,&quot;&amp;[.N41]&amp;&quot;|&quot;" office:value-type="string" office:string-value="41,1,0,5,64,-20,64,55,20,45,86,45,86,-20|" calcext:value-type="string">
            <text:p>41,1,0,5,64,-20,64,55,20,45,86,45,86,-2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9"/>
          <table:table-cell table:style-name="ce10" table:number-columns-repeated="5"/>
          <table:table-cell table:number-columns-repeated="6"/>
          <table:table-cell table:style-name="ce9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ISBLANK([.D43]); ;[.D$4])" office:value-type="float" office:value="0" calcext:value-type="float">
            <text:p>0</text:p>
          </table:table-cell>
          <table:table-cell table:formula="of:=IF(ISBLANK([.E43]); ;[.E$4])" office:value-type="float" office:value="0" calcext:value-type="float">
            <text:p>0</text:p>
          </table:table-cell>
          <table:table-cell table:formula="of:=IF(ISBLANK([.F43]); ;[.F$4])" office:value-type="float" office:value="64" calcext:value-type="float">
            <text:p>64</text:p>
          </table:table-cell>
          <table:table-cell table:formula="of:=IF(ISBLANK([.G43]); ;[.G$4])" office:value-type="float" office:value="0" calcext:value-type="float">
            <text:p>0</text:p>
          </table:table-cell>
          <table:table-cell table:formula="of:=IF(ISBLANK([.H43]); ;[.H$4])" office:value-type="float" office:value="0" calcext:value-type="float">
            <text:p>0</text:p>
          </table:table-cell>
          <table:table-cell table:style-name="ce9" table:formula="of:=MAX([.I43:.M43])" office:value-type="float" office:value="64" calcext:value-type="float">
            <text:p>64</text:p>
          </table:table-cell>
          <table:table-cell table:style-name="ce10" table:number-columns-repeated="5"/>
          <table:table-cell table:formula="of:=IF(ISBLANK([.N43]); ;[.N$4])" office:value-type="float" office:value="0" calcext:value-type="float">
            <text:p>0</text:p>
          </table:table-cell>
          <table:table-cell table:formula="of:=IF(ISBLANK([.O43]); ;[.O$4])" office:value-type="float" office:value="0" calcext:value-type="float">
            <text:p>0</text:p>
          </table:table-cell>
          <table:table-cell table:formula="of:=IF(ISBLANK([.P43]); ;[.P$4])" office:value-type="float" office:value="0" calcext:value-type="float">
            <text:p>0</text:p>
          </table:table-cell>
          <table:table-cell table:formula="of:=IF(ISBLANK([.Q43]); ;[.Q$4])" office:value-type="float" office:value="0" calcext:value-type="float">
            <text:p>0</text:p>
          </table:table-cell>
          <table:table-cell table:formula="of:=IF(ISBLANK([.R43]); ;[.R$4])" office:value-type="float" office:value="0" calcext:value-type="float">
            <text:p>0</text:p>
          </table:table-cell>
          <table:table-cell table:formula="of:=IF(ISBLANK([.S43]); ;[.S$4])" office:value-type="float" office:value="0" calcext:value-type="float">
            <text:p>0</text:p>
          </table:table-cell>
          <table:table-cell table:style-name="ce9" table:formula="of:=MAX([.T43:.Y43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12" table:formula="of:=[.A43]&amp;&quot;,&quot;&amp;[.B43]&amp;&quot;,&quot;&amp;[.C43]&amp;&quot;,&quot;&amp;[.N43]&amp;&quot;,&quot;&amp;[.AB43]&amp;&quot;|&quot;" office:value-type="string" office:string-value="45,2,0,64,4|" calcext:value-type="string">
            <text:p>45,2,0,64,4|</text:p>
          </table:table-cell>
          <table:table-cell table:number-columns-repeated="3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IF(ISBLANK([.D44]); ;[.D$4])" office:value-type="float" office:value="20" calcext:value-type="float">
            <text:p>20</text:p>
          </table:table-cell>
          <table:table-cell table:formula="of:=IF(ISBLANK([.E44]); ;[.E$4])" office:value-type="float" office:value="0" calcext:value-type="float">
            <text:p>0</text:p>
          </table:table-cell>
          <table:table-cell table:formula="of:=IF(ISBLANK([.F44]); ;[.F$4])" office:value-type="float" office:value="0" calcext:value-type="float">
            <text:p>0</text:p>
          </table:table-cell>
          <table:table-cell table:formula="of:=IF(ISBLANK([.G44]); ;[.G$4])" office:value-type="float" office:value="0" calcext:value-type="float">
            <text:p>0</text:p>
          </table:table-cell>
          <table:table-cell table:formula="of:=IF(ISBLANK([.H44]); ;[.H$4])" office:value-type="float" office:value="0" calcext:value-type="float">
            <text:p>0</text:p>
          </table:table-cell>
          <table:table-cell table:style-name="ce9" table:formula="of:=MAX([.I44:.M44])" office:value-type="float" office:value="20" calcext:value-type="float">
            <text:p>20</text:p>
          </table:table-cell>
          <table:table-cell table:style-name="ce10" table:number-columns-repeated="5"/>
          <table:table-cell table:formula="of:=IF(ISBLANK([.N44]); ;[.N$4])" office:value-type="float" office:value="0" calcext:value-type="float">
            <text:p>0</text:p>
          </table:table-cell>
          <table:table-cell table:formula="of:=IF(ISBLANK([.O44]); ;[.O$4])" office:value-type="float" office:value="0" calcext:value-type="float">
            <text:p>0</text:p>
          </table:table-cell>
          <table:table-cell table:formula="of:=IF(ISBLANK([.P44]); ;[.P$4])" office:value-type="float" office:value="0" calcext:value-type="float">
            <text:p>0</text:p>
          </table:table-cell>
          <table:table-cell table:formula="of:=IF(ISBLANK([.Q44]); ;[.Q$4])" office:value-type="float" office:value="0" calcext:value-type="float">
            <text:p>0</text:p>
          </table:table-cell>
          <table:table-cell table:formula="of:=IF(ISBLANK([.R44]); ;[.R$4])" office:value-type="float" office:value="0" calcext:value-type="float">
            <text:p>0</text:p>
          </table:table-cell>
          <table:table-cell table:formula="of:=IF(ISBLANK([.S44]); ;[.S$4])" office:value-type="float" office:value="0" calcext:value-type="float">
            <text:p>0</text:p>
          </table:table-cell>
          <table:table-cell table:style-name="ce9" table:formula="of:=MAX([.T44:.Y44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12" table:formula="of:=[.A44]&amp;&quot;,&quot;&amp;[.B44]&amp;&quot;,&quot;&amp;[.C44]&amp;&quot;,&quot;&amp;[.N44]&amp;&quot;,&quot;&amp;[.AB44]&amp;&quot;|&quot;" office:value-type="string" office:string-value="48,2,300,20,5|" calcext:value-type="string">
            <text:p>48,2,300,20,5|</text:p>
          </table:table-cell>
          <table:table-cell table:number-columns-repeated="34"/>
        </table:table-row>
        <table:table-row table:style-name="ro1">
          <table:table-cell office:value-type="float" office:value="48.1" calcext:value-type="float">
            <text:p>48.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table:style-name="ce9" table:formula="of:=IF(NOT (ISBLANK([.D45])); [.D$5]; IF(NOT(ISBLANK([.E45])); [.E$5]; IF (NOT(ISBLANK([.F45])); [.F$5]; IF(NOT(ISBLANK([.G45])); [.G$5]; [.H$5]))))" office:value-type="string" office:string-value="148,60,98,70,64,45,20,60,-30,50" calcext:value-type="string">
            <text:p>148,60,98,70,64,45,20,60,-30,5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45]&amp;&quot;,&quot;&amp;[.B45]&amp;&quot;,&quot;&amp;[.C45]&amp;&quot;,&quot;&amp;[.AB45]&amp;&quot;,&quot;&amp;[.N45]&amp;&quot;|&quot;" office:value-type="string" office:string-value="48.1,1,0,4,148,60,98,70,64,45,20,60,-30,50|" calcext:value-type="string">
            <text:p>48.1,1,0,4,148,60,98,70,64,45,20,60,-30,50|</text:p>
          </table:table-cell>
          <table:table-cell table:number-columns-repeated="3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IF(ISBLANK([.D46]); ;[.D$4])" office:value-type="float" office:value="0" calcext:value-type="float">
            <text:p>0</text:p>
          </table:table-cell>
          <table:table-cell table:formula="of:=IF(ISBLANK([.E46]); ;[.E$4])" office:value-type="float" office:value="0" calcext:value-type="float">
            <text:p>0</text:p>
          </table:table-cell>
          <table:table-cell table:formula="of:=IF(ISBLANK([.F46]); ;[.F$4])" office:value-type="float" office:value="0" calcext:value-type="float">
            <text:p>0</text:p>
          </table:table-cell>
          <table:table-cell table:formula="of:=IF(ISBLANK([.G46]); ;[.G$4])" office:value-type="float" office:value="86" calcext:value-type="float">
            <text:p>86</text:p>
          </table:table-cell>
          <table:table-cell table:formula="of:=IF(ISBLANK([.H46]); ;[.H$4])" office:value-type="float" office:value="0" calcext:value-type="float">
            <text:p>0</text:p>
          </table:table-cell>
          <table:table-cell table:style-name="ce9" table:formula="of:=MAX([.I46:.M46])" office:value-type="float" office:value="86" calcext:value-type="float">
            <text:p>86</text:p>
          </table:table-cell>
          <table:table-cell table:style-name="ce10" table:number-columns-repeated="5"/>
          <table:table-cell table:formula="of:=IF(ISBLANK([.N46]); ;[.N$4])" office:value-type="float" office:value="0" calcext:value-type="float">
            <text:p>0</text:p>
          </table:table-cell>
          <table:table-cell table:formula="of:=IF(ISBLANK([.O46]); ;[.O$4])" office:value-type="float" office:value="0" calcext:value-type="float">
            <text:p>0</text:p>
          </table:table-cell>
          <table:table-cell table:formula="of:=IF(ISBLANK([.P46]); ;[.P$4])" office:value-type="float" office:value="0" calcext:value-type="float">
            <text:p>0</text:p>
          </table:table-cell>
          <table:table-cell table:formula="of:=IF(ISBLANK([.Q46]); ;[.Q$4])" office:value-type="float" office:value="0" calcext:value-type="float">
            <text:p>0</text:p>
          </table:table-cell>
          <table:table-cell table:formula="of:=IF(ISBLANK([.R46]); ;[.R$4])" office:value-type="float" office:value="0" calcext:value-type="float">
            <text:p>0</text:p>
          </table:table-cell>
          <table:table-cell table:formula="of:=IF(ISBLANK([.S46]); ;[.S$4])" office:value-type="float" office:value="0" calcext:value-type="float">
            <text:p>0</text:p>
          </table:table-cell>
          <table:table-cell table:style-name="ce9" table:formula="of:=MAX([.T46:.Y4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12" table:formula="of:=[.A46]&amp;&quot;,&quot;&amp;[.B46]&amp;&quot;,&quot;&amp;[.C46]&amp;&quot;,&quot;&amp;[.N46]&amp;&quot;,&quot;&amp;[.AB46]&amp;&quot;|&quot;" office:value-type="string" office:string-value="50,2,0,86,4|" calcext:value-type="string">
            <text:p>50,2,0,86,4|</text:p>
          </table:table-cell>
          <table:table-cell table:number-columns-repeated="3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IF(ISBLANK([.D47]); ;[.D$4])" office:value-type="float" office:value="20" calcext:value-type="float">
            <text:p>20</text:p>
          </table:table-cell>
          <table:table-cell table:formula="of:=IF(ISBLANK([.E47]); ;[.E$4])" office:value-type="float" office:value="0" calcext:value-type="float">
            <text:p>0</text:p>
          </table:table-cell>
          <table:table-cell table:formula="of:=IF(ISBLANK([.F47]); ;[.F$4])" office:value-type="float" office:value="0" calcext:value-type="float">
            <text:p>0</text:p>
          </table:table-cell>
          <table:table-cell table:formula="of:=IF(ISBLANK([.G47]); ;[.G$4])" office:value-type="float" office:value="0" calcext:value-type="float">
            <text:p>0</text:p>
          </table:table-cell>
          <table:table-cell table:formula="of:=IF(ISBLANK([.H47]); ;[.H$4])" office:value-type="float" office:value="0" calcext:value-type="float">
            <text:p>0</text:p>
          </table:table-cell>
          <table:table-cell table:style-name="ce9" table:formula="of:=MAX([.I47:.M47])" office:value-type="float" office:value="20" calcext:value-type="float">
            <text:p>20</text:p>
          </table:table-cell>
          <table:table-cell table:style-name="ce10" table:number-columns-repeated="5"/>
          <table:table-cell table:formula="of:=IF(ISBLANK([.N47]); ;[.N$4])" office:value-type="float" office:value="0" calcext:value-type="float">
            <text:p>0</text:p>
          </table:table-cell>
          <table:table-cell table:formula="of:=IF(ISBLANK([.O47]); ;[.O$4])" office:value-type="float" office:value="0" calcext:value-type="float">
            <text:p>0</text:p>
          </table:table-cell>
          <table:table-cell table:formula="of:=IF(ISBLANK([.P47]); ;[.P$4])" office:value-type="float" office:value="0" calcext:value-type="float">
            <text:p>0</text:p>
          </table:table-cell>
          <table:table-cell table:formula="of:=IF(ISBLANK([.Q47]); ;[.Q$4])" office:value-type="float" office:value="0" calcext:value-type="float">
            <text:p>0</text:p>
          </table:table-cell>
          <table:table-cell table:formula="of:=IF(ISBLANK([.R47]); ;[.R$4])" office:value-type="float" office:value="0" calcext:value-type="float">
            <text:p>0</text:p>
          </table:table-cell>
          <table:table-cell table:formula="of:=IF(ISBLANK([.S47]); ;[.S$4])" office:value-type="float" office:value="0" calcext:value-type="float">
            <text:p>0</text:p>
          </table:table-cell>
          <table:table-cell table:style-name="ce9" table:formula="of:=MAX([.T47:.Y4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12" table:formula="of:=[.A47]&amp;&quot;,&quot;&amp;[.B47]&amp;&quot;,&quot;&amp;[.C47]&amp;&quot;,&quot;&amp;[.N47]&amp;&quot;,&quot;&amp;[.AB47]&amp;&quot;|&quot;" office:value-type="string" office:string-value="53,2,300,20,5|" calcext:value-type="string">
            <text:p>53,2,300,20,5|</text:p>
          </table:table-cell>
          <table:table-cell table:number-columns-repeated="34"/>
        </table:table-row>
        <table:table-row table:style-name="ro1">
          <table:table-cell office:value-type="float" office:value="53.1" calcext:value-type="float">
            <text:p>53.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9" table:formula="of:=IF(NOT (ISBLANK([.D48])); [.D$5]; IF(NOT(ISBLANK([.E48])); [.E$5]; IF (NOT(ISBLANK([.F48])); [.F$5]; IF(NOT(ISBLANK([.G48])); [.G$5]; [.H$5]))))" office:value-type="string" office:string-value="108,0,86,70,108,45,64,45,64,-20" calcext:value-type="string">
            <text:p>108,0,86,70,108,45,64,45,64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48]&amp;&quot;,&quot;&amp;[.B48]&amp;&quot;,&quot;&amp;[.C48]&amp;&quot;,&quot;&amp;[.AB48]&amp;&quot;,&quot;&amp;[.N48]&amp;&quot;|&quot;" office:value-type="string" office:string-value="53.1,1,0,4,108,0,86,70,108,45,64,45,64,-20|" calcext:value-type="string">
            <text:p>53.1,1,0,4,108,0,86,70,108,45,64,45,64,-2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9"/>
          <table:table-cell table:style-name="ce10" table:number-columns-repeated="5"/>
          <table:table-cell table:number-columns-repeated="6"/>
          <table:table-cell table:style-name="ce9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IF(ISBLANK([.D50]); ;[.D$4])" office:value-type="float" office:value="20" calcext:value-type="float">
            <text:p>20</text:p>
          </table:table-cell>
          <table:table-cell table:formula="of:=IF(ISBLANK([.E50]); ;[.E$4])" office:value-type="float" office:value="0" calcext:value-type="float">
            <text:p>0</text:p>
          </table:table-cell>
          <table:table-cell table:formula="of:=IF(ISBLANK([.F50]); ;[.F$4])" office:value-type="float" office:value="0" calcext:value-type="float">
            <text:p>0</text:p>
          </table:table-cell>
          <table:table-cell table:formula="of:=IF(ISBLANK([.G50]); ;[.G$4])" office:value-type="float" office:value="0" calcext:value-type="float">
            <text:p>0</text:p>
          </table:table-cell>
          <table:table-cell table:formula="of:=IF(ISBLANK([.H50]); ;[.H$4])" office:value-type="float" office:value="0" calcext:value-type="float">
            <text:p>0</text:p>
          </table:table-cell>
          <table:table-cell table:style-name="ce9" table:formula="of:=MAX([.I50:.M50])" office:value-type="float" office:value="20" calcext:value-type="float">
            <text:p>2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formula="of:=IF(ISBLANK([.N50]); ;[.N$4])" office:value-type="float" office:value="0" calcext:value-type="float">
            <text:p>0</text:p>
          </table:table-cell>
          <table:table-cell table:formula="of:=IF(ISBLANK([.O50]); ;[.O$4])" office:value-type="float" office:value="0" calcext:value-type="float">
            <text:p>0</text:p>
          </table:table-cell>
          <table:table-cell table:formula="of:=IF(ISBLANK([.P50]); ;[.P$4])" office:value-type="float" office:value="42" calcext:value-type="float">
            <text:p>42</text:p>
          </table:table-cell>
          <table:table-cell table:formula="of:=IF(ISBLANK([.Q50]); ;[.Q$4])" office:value-type="float" office:value="0" calcext:value-type="float">
            <text:p>0</text:p>
          </table:table-cell>
          <table:table-cell table:formula="of:=IF(ISBLANK([.R50]); ;[.R$4])" office:value-type="float" office:value="0" calcext:value-type="float">
            <text:p>0</text:p>
          </table:table-cell>
          <table:table-cell table:formula="of:=IF(ISBLANK([.S50]); ;[.S$4])" office:value-type="float" office:value="0" calcext:value-type="float">
            <text:p>0</text:p>
          </table:table-cell>
          <table:table-cell table:style-name="ce9" table:formula="of:=MAX([.T50:.Y50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12" table:formula="of:=[.A50]&amp;&quot;,&quot;&amp;[.B50]&amp;&quot;,&quot;&amp;[.C50]&amp;&quot;,&quot;&amp;[.N50]&amp;&quot;,&quot;&amp;[.Z50]&amp;&quot;,&quot;&amp;[.AA50]&amp;&quot;,&quot;&amp;[.AB50]&amp;&quot;|&quot;" office:value-type="string" office:string-value="55,3,0,20,42,30,5|" calcext:value-type="string">
            <text:p>55,3,0,20,42,30,5|</text:p>
          </table:table-cell>
          <table:table-cell table:number-columns-repeated="34"/>
        </table:table-row>
        <table:table-row table:style-name="ro1">
          <table:table-cell office:value-type="float" office:value="55.1" calcext:value-type="float">
            <text:p>55.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ISBLANK([.D51]); ;[.D$4])" office:value-type="float" office:value="0" calcext:value-type="float">
            <text:p>0</text:p>
          </table:table-cell>
          <table:table-cell table:formula="of:=IF(ISBLANK([.E51]); ;[.E$4])" office:value-type="float" office:value="0" calcext:value-type="float">
            <text:p>0</text:p>
          </table:table-cell>
          <table:table-cell table:formula="of:=IF(ISBLANK([.F51]); ;[.F$4])" office:value-type="float" office:value="0" calcext:value-type="float">
            <text:p>0</text:p>
          </table:table-cell>
          <table:table-cell table:formula="of:=IF(ISBLANK([.G51]); ;[.G$4])" office:value-type="float" office:value="0" calcext:value-type="float">
            <text:p>0</text:p>
          </table:table-cell>
          <table:table-cell table:formula="of:=IF(ISBLANK([.H51]); ;[.H$4])" office:value-type="float" office:value="108" calcext:value-type="float">
            <text:p>108</text:p>
          </table:table-cell>
          <table:table-cell table:style-name="ce9" table:formula="of:=MAX([.I51:.M51])" office:value-type="float" office:value="108" calcext:value-type="float">
            <text:p>108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  <table:table-cell table:style-name="ce10"/>
          <table:table-cell table:formula="of:=IF(ISBLANK([.N51]); ;[.N$4])" office:value-type="float" office:value="0" calcext:value-type="float">
            <text:p>0</text:p>
          </table:table-cell>
          <table:table-cell table:formula="of:=IF(ISBLANK([.O51]); ;[.O$4])" office:value-type="float" office:value="0" calcext:value-type="float">
            <text:p>0</text:p>
          </table:table-cell>
          <table:table-cell table:formula="of:=IF(ISBLANK([.P51]); ;[.P$4])" office:value-type="float" office:value="0" calcext:value-type="float">
            <text:p>0</text:p>
          </table:table-cell>
          <table:table-cell table:formula="of:=IF(ISBLANK([.Q51]); ;[.Q$4])" office:value-type="float" office:value="0" calcext:value-type="float">
            <text:p>0</text:p>
          </table:table-cell>
          <table:table-cell table:formula="of:=IF(ISBLANK([.R51]); ;[.R$4])" office:value-type="float" office:value="86" calcext:value-type="float">
            <text:p>86</text:p>
          </table:table-cell>
          <table:table-cell table:formula="of:=IF(ISBLANK([.S51]); ;[.S$4])" office:value-type="float" office:value="0" calcext:value-type="float">
            <text:p>0</text:p>
          </table:table-cell>
          <table:table-cell table:style-name="ce9" table:formula="of:=MAX([.T51:.Y51])"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12" table:formula="of:=[.A51]&amp;&quot;,&quot;&amp;[.B51]&amp;&quot;,&quot;&amp;[.C51]&amp;&quot;,&quot;&amp;[.N51]&amp;&quot;,&quot;&amp;[.Z51]&amp;&quot;,&quot;&amp;[.AA51]&amp;&quot;,&quot;&amp;[.AB51]&amp;&quot;|&quot;" office:value-type="string" office:string-value="55.1,3,0,108,86,60,5|" calcext:value-type="string">
            <text:p>55.1,3,0,108,86,60,5|</text:p>
          </table:table-cell>
          <table:table-cell table:number-columns-repeated="34"/>
        </table:table-row>
        <table:table-row table:style-name="ro1">
          <table:table-cell office:value-type="float" office:value="55.2" calcext:value-type="float">
            <text:p>55.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52])); [.D$5]; IF(NOT(ISBLANK([.E52])); [.E$5]; IF (NOT(ISBLANK([.F52])); [.F$5]; IF(NOT(ISBLANK([.G52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52]&amp;&quot;,&quot;&amp;[.B52]&amp;&quot;,&quot;&amp;[.C52]&amp;&quot;,&quot;&amp;[.AB52]&amp;&quot;,&quot;&amp;[.N52]&amp;&quot;|&quot;" office:value-type="string" office:string-value="55.2,1,0,4,64,-20,64,55,20,45,86,45,86,-20|" calcext:value-type="string">
            <text:p>55.2,1,0,4,64,-20,64,55,20,45,86,45,86,-20|</text:p>
          </table:table-cell>
          <table:table-cell table:number-columns-repeated="34"/>
        </table:table-row>
        <table:table-row table:style-name="ro1">
          <table:table-cell table:number-columns-repeated="28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table:style-name="ce9" table:formula="of:=IF(NOT (ISBLANK([.D54])); [.D$5]; IF(NOT(ISBLANK([.E54])); [.E$5]; IF (NOT(ISBLANK([.F54])); [.F$5]; IF(NOT(ISBLANK([.G54])); [.G$5]; [.H$5]))))" office:value-type="string" office:string-value="148,60,98,70,64,45,20,60,-30,50" calcext:value-type="string">
            <text:p>148,60,98,70,64,45,20,60,-30,5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54]&amp;&quot;,&quot;&amp;[.B54]&amp;&quot;,&quot;&amp;[.C54]&amp;&quot;,&quot;&amp;[.AB54]&amp;&quot;,&quot;&amp;[.N54]&amp;&quot;|&quot;" office:value-type="string" office:string-value="58,1,0,4,148,60,98,70,64,45,20,60,-30,50|" calcext:value-type="string">
            <text:p>58,1,0,4,148,60,98,70,64,45,20,60,-30,50|</text:p>
          </table:table-cell>
          <table:table-cell table:number-columns-repeated="34"/>
        </table:table-row>
        <table:table-row table:style-name="ro1">
          <table:table-cell office:value-type="float" office:value="58.1" calcext:value-type="float">
            <text:p>58.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9" table:formula="of:=IF(NOT (ISBLANK([.D55])); [.D$5]; IF(NOT(ISBLANK([.E55])); [.E$5]; IF (NOT(ISBLANK([.F55])); [.F$5]; IF(NOT(ISBLANK([.G55])); [.G$5]; [.H$5]))))" office:value-type="string" office:string-value="108,0,86,70,108,45,64,45,64,-20" calcext:value-type="string">
            <text:p>108,0,86,70,108,45,64,45,64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55]&amp;&quot;,&quot;&amp;[.B55]&amp;&quot;,&quot;&amp;[.C55]&amp;&quot;,&quot;&amp;[.AB55]&amp;&quot;,&quot;&amp;[.N55]&amp;&quot;|&quot;" office:value-type="string" office:string-value="58.1,1,0,4,108,0,86,70,108,45,64,45,64,-20|" calcext:value-type="string">
            <text:p>58.1,1,0,4,108,0,86,70,108,45,64,45,64,-20|</text:p>
          </table:table-cell>
          <table:table-cell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56])); [.D$5]; IF(NOT(ISBLANK([.E56])); [.E$5]; IF (NOT(ISBLANK([.F56])); [.F$5]; IF(NOT(ISBLANK([.G56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56]&amp;&quot;,&quot;&amp;[.B56]&amp;&quot;,&quot;&amp;[.C56]&amp;&quot;,&quot;&amp;[.AB56]&amp;&quot;,&quot;&amp;[.N56]&amp;&quot;|&quot;" office:value-type="string" office:string-value="59,1,0,4,64,-20,64,55,20,45,86,45,86,-20|" calcext:value-type="string">
            <text:p>59,1,0,4,64,-20,64,55,20,45,86,45,86,-20|</text:p>
          </table:table-cell>
          <table:table-cell table:number-columns-repeated="34"/>
        </table:table-row>
        <table:table-row table:style-name="ro1">
          <table:table-cell office:value-type="float" office:value="59.1" calcext:value-type="float">
            <text:p>59.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style-name="ce9" table:formula="of:=IF(NOT (ISBLANK([.D57])); [.D$5]; IF(NOT(ISBLANK([.E57])); [.E$5]; IF (NOT(ISBLANK([.F57])); [.F$5]; IF(NOT(ISBLANK([.G57])); [.G$5]; [.H$5]))))" office:value-type="string" office:string-value="20,0,42,70,20,45,64,45,64,-20" calcext:value-type="string">
            <text:p>20,0,42,70,20,45,64,45,64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57]&amp;&quot;,&quot;&amp;[.B57]&amp;&quot;,&quot;&amp;[.C57]&amp;&quot;,&quot;&amp;[.AB57]&amp;&quot;,&quot;&amp;[.N57]&amp;&quot;|&quot;" office:value-type="string" office:string-value="59.1,1,0,4,20,0,42,70,20,45,64,45,64,-20|" calcext:value-type="string">
            <text:p>59.1,1,0,4,20,0,42,70,20,45,64,45,64,-20|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style-name="ce9" table:formula="of:=IF(NOT (ISBLANK([.D58])); [.D$5]; IF(NOT(ISBLANK([.E58])); [.E$5]; IF (NOT(ISBLANK([.F58])); [.F$5]; IF(NOT(ISBLANK([.G58])); [.G$5]; [.H$5]))))" office:value-type="string" office:string-value="-20,60,30,70,64,45,108,60,150,50" calcext:value-type="string">
            <text:p>-20,60,30,70,64,45,108,60,150,5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58]&amp;&quot;,&quot;&amp;[.B58]&amp;&quot;,&quot;&amp;[.C58]&amp;&quot;,&quot;&amp;[.AB58]&amp;&quot;,&quot;&amp;[.N58]&amp;&quot;|&quot;" office:value-type="string" office:string-value="60,1,0,4,-20,60,30,70,64,45,108,60,150,50|" calcext:value-type="string">
            <text:p>60,1,0,4,-20,60,30,70,64,45,108,60,150,50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60.1" calcext:value-type="float">
            <text:p>60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style-name="ce9" table:formula="of:=IF(NOT (ISBLANK([.D60])); [.D$5]; IF(NOT(ISBLANK([.E60])); [.E$5]; IF (NOT(ISBLANK([.F60])); [.F$5]; IF(NOT(ISBLANK([.G60])); [.G$5]; [.H$5]))))" office:value-type="string" office:string-value="-20,60,30,70,64,45,108,60,150,50" calcext:value-type="string">
            <text:p>-20,60,30,70,64,45,108,60,150,5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60]&amp;&quot;,&quot;&amp;[.B60]&amp;&quot;,&quot;&amp;[.C60]&amp;&quot;,&quot;&amp;[.AB60]&amp;&quot;,&quot;&amp;[.N60]&amp;&quot;|&quot;" office:value-type="string" office:string-value="60.1,1,0,4,-20,60,30,70,64,45,108,60,150,50|" calcext:value-type="string">
            <text:p>60.1,1,0,4,-20,60,30,70,64,45,108,60,150,50|</text:p>
          </table:table-cell>
          <table:table-cell table:number-columns-repeated="34"/>
        </table:table-row>
        <table:table-row table:style-name="ro1">
          <table:table-cell office:value-type="float" office:value="60.2" calcext:value-type="float">
            <text:p>60.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style-name="ce9" table:formula="of:=IF(NOT (ISBLANK([.D61])); [.D$5]; IF(NOT(ISBLANK([.E61])); [.E$5]; IF (NOT(ISBLANK([.F61])); [.F$5]; IF(NOT(ISBLANK([.G61])); [.G$5]; [.H$5]))))" office:value-type="string" office:string-value="20,0,42,70,20,45,64,45,64,-20" calcext:value-type="string">
            <text:p>20,0,42,70,20,45,64,45,64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61]&amp;&quot;,&quot;&amp;[.B61]&amp;&quot;,&quot;&amp;[.C61]&amp;&quot;,&quot;&amp;[.AB61]&amp;&quot;,&quot;&amp;[.N61]&amp;&quot;|&quot;" office:value-type="string" office:string-value="60.2,1,0,4,20,0,42,70,20,45,64,45,64,-20|" calcext:value-type="string">
            <text:p>60.2,1,0,4,20,0,42,70,20,45,64,45,64,-20|</text:p>
          </table:table-cell>
          <table:table-cell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9" table:formula="of:=IF(NOT (ISBLANK([.D62])); [.D$5]; IF(NOT(ISBLANK([.E62])); [.E$5]; IF (NOT(ISBLANK([.F62])); [.F$5]; IF(NOT(ISBLANK([.G62])); [.G$5]; [.H$5]))))" office:value-type="string" office:string-value="64,-20,64,55,20,45,86,45,86,-20" calcext:value-type="string">
            <text:p>64,-20,64,55,20,45,86,45,86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62]&amp;&quot;,&quot;&amp;[.B62]&amp;&quot;,&quot;&amp;[.C62]&amp;&quot;,&quot;&amp;[.AB62]&amp;&quot;,&quot;&amp;[.N62]&amp;&quot;|&quot;" office:value-type="string" office:string-value="61,1,0,4,64,-20,64,55,20,45,86,45,86,-20|" calcext:value-type="string">
            <text:p>61,1,0,4,64,-20,64,55,20,45,86,45,86,-20|</text:p>
          </table:table-cell>
          <table:table-cell table:number-columns-repeated="34"/>
        </table:table-row>
        <table:table-row table:style-name="ro1">
          <table:table-cell office:value-type="float" office:value="61.1" calcext:value-type="float">
            <text:p>61.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9" table:formula="of:=IF(NOT (ISBLANK([.D63])); [.D$5]; IF(NOT(ISBLANK([.E63])); [.E$5]; IF (NOT(ISBLANK([.F63])); [.F$5]; IF(NOT(ISBLANK([.G63])); [.G$5]; [.H$5]))))" office:value-type="string" office:string-value="108,0,86,70,108,45,64,45,64,-20" calcext:value-type="string">
            <text:p>108,0,86,70,108,45,64,45,64,-2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63]&amp;&quot;,&quot;&amp;[.B63]&amp;&quot;,&quot;&amp;[.C63]&amp;&quot;,&quot;&amp;[.AB63]&amp;&quot;,&quot;&amp;[.N63]&amp;&quot;|&quot;" office:value-type="string" office:string-value="61.1,1,0,4,108,0,86,70,108,45,64,45,64,-20|" calcext:value-type="string">
            <text:p>61.1,1,0,4,108,0,86,70,108,45,64,45,64,-20|</text:p>
          </table:table-cell>
          <table:table-cell table:number-columns-repeated="34"/>
        </table:table-row>
        <table:table-row table:style-name="ro1">
          <table:table-cell office:value-type="float" office:value="61.2" calcext:value-type="float">
            <text:p>61.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table:style-name="ce9" table:formula="of:=IF(NOT (ISBLANK([.D64])); [.D$5]; IF(NOT(ISBLANK([.E64])); [.E$5]; IF (NOT(ISBLANK([.F64])); [.F$5]; IF(NOT(ISBLANK([.G64])); [.G$5]; [.H$5]))))" office:value-type="string" office:string-value="148,60,98,70,64,45,20,60,-30,50" calcext:value-type="string">
            <text:p>148,60,98,70,64,45,20,60,-30,5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/>
          <table:table-cell table:style-name="ce11" table:formula="of:=[.A64]&amp;&quot;,&quot;&amp;[.B64]&amp;&quot;,&quot;&amp;[.C64]&amp;&quot;,&quot;&amp;[.AB64]&amp;&quot;,&quot;&amp;[.N64]&amp;&quot;|&quot;" office:value-type="string" office:string-value="61.2,1,0,4,148,60,98,70,64,45,20,60,-30,50|" calcext:value-type="string">
            <text:p>61.2,1,0,4,148,60,98,70,64,45,20,60,-30,50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IF(ISBLANK([.D66]); ;[.D$4])" office:value-type="float" office:value="0" calcext:value-type="float">
            <text:p>0</text:p>
          </table:table-cell>
          <table:table-cell table:formula="of:=IF(ISBLANK([.E66]); ;[.E$4])" office:value-type="float" office:value="0" calcext:value-type="float">
            <text:p>0</text:p>
          </table:table-cell>
          <table:table-cell table:formula="of:=IF(ISBLANK([.F66]); ;[.F$4])" office:value-type="float" office:value="0" calcext:value-type="float">
            <text:p>0</text:p>
          </table:table-cell>
          <table:table-cell table:formula="of:=IF(ISBLANK([.G66]); ;[.G$4])" office:value-type="float" office:value="86" calcext:value-type="float">
            <text:p>86</text:p>
          </table:table-cell>
          <table:table-cell table:formula="of:=IF(ISBLANK([.H66]); ;[.H$4])" office:value-type="float" office:value="0" calcext:value-type="float">
            <text:p>0</text:p>
          </table:table-cell>
          <table:table-cell table:style-name="ce9" table:formula="of:=MAX([.I66:.M66])" office:value-type="float" office:value="86" calcext:value-type="float">
            <text:p>86</text:p>
          </table:table-cell>
          <table:table-cell table:style-name="ce10" table:number-columns-repeated="5"/>
          <table:table-cell table:formula="of:=IF(ISBLANK([.N66]); ;[.N$4])" office:value-type="float" office:value="0" calcext:value-type="float">
            <text:p>0</text:p>
          </table:table-cell>
          <table:table-cell table:formula="of:=IF(ISBLANK([.O66]); ;[.O$4])" office:value-type="float" office:value="0" calcext:value-type="float">
            <text:p>0</text:p>
          </table:table-cell>
          <table:table-cell table:formula="of:=IF(ISBLANK([.P66]); ;[.P$4])" office:value-type="float" office:value="0" calcext:value-type="float">
            <text:p>0</text:p>
          </table:table-cell>
          <table:table-cell table:formula="of:=IF(ISBLANK([.Q66]); ;[.Q$4])" office:value-type="float" office:value="0" calcext:value-type="float">
            <text:p>0</text:p>
          </table:table-cell>
          <table:table-cell table:formula="of:=IF(ISBLANK([.R66]); ;[.R$4])" office:value-type="float" office:value="0" calcext:value-type="float">
            <text:p>0</text:p>
          </table:table-cell>
          <table:table-cell table:formula="of:=IF(ISBLANK([.S66]); ;[.S$4])" office:value-type="float" office:value="0" calcext:value-type="float">
            <text:p>0</text:p>
          </table:table-cell>
          <table:table-cell table:style-name="ce9" table:formula="of:=MAX([.T66:.Y6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12" table:formula="of:=[.A66]&amp;&quot;,&quot;&amp;[.B66]&amp;&quot;,&quot;&amp;[.C66]&amp;&quot;,&quot;&amp;[.N66]&amp;&quot;,&quot;&amp;[.AB66]&amp;&quot;|&quot;" office:value-type="string" office:string-value="64,2,0,86,4|" calcext:value-type="string">
            <text:p>64,2,0,86,4|</text:p>
          </table:table-cell>
          <table:table-cell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IF(ISBLANK([.D67]); ;[.D$4])" office:value-type="float" office:value="0" calcext:value-type="float">
            <text:p>0</text:p>
          </table:table-cell>
          <table:table-cell table:formula="of:=IF(ISBLANK([.E67]); ;[.E$4])" office:value-type="float" office:value="42" calcext:value-type="float">
            <text:p>42</text:p>
          </table:table-cell>
          <table:table-cell table:formula="of:=IF(ISBLANK([.F67]); ;[.F$4])" office:value-type="float" office:value="0" calcext:value-type="float">
            <text:p>0</text:p>
          </table:table-cell>
          <table:table-cell table:formula="of:=IF(ISBLANK([.G67]); ;[.G$4])" office:value-type="float" office:value="0" calcext:value-type="float">
            <text:p>0</text:p>
          </table:table-cell>
          <table:table-cell table:formula="of:=IF(ISBLANK([.H67]); ;[.H$4])" office:value-type="float" office:value="0" calcext:value-type="float">
            <text:p>0</text:p>
          </table:table-cell>
          <table:table-cell table:style-name="ce9" table:formula="of:=MAX([.I67:.M67])" office:value-type="float" office:value="42" calcext:value-type="float">
            <text:p>42</text:p>
          </table:table-cell>
          <table:table-cell table:style-name="ce10" table:number-columns-repeated="5"/>
          <table:table-cell table:formula="of:=IF(ISBLANK([.N67]); ;[.N$4])" office:value-type="float" office:value="0" calcext:value-type="float">
            <text:p>0</text:p>
          </table:table-cell>
          <table:table-cell table:formula="of:=IF(ISBLANK([.O67]); ;[.O$4])" office:value-type="float" office:value="0" calcext:value-type="float">
            <text:p>0</text:p>
          </table:table-cell>
          <table:table-cell table:formula="of:=IF(ISBLANK([.P67]); ;[.P$4])" office:value-type="float" office:value="0" calcext:value-type="float">
            <text:p>0</text:p>
          </table:table-cell>
          <table:table-cell table:formula="of:=IF(ISBLANK([.Q67]); ;[.Q$4])" office:value-type="float" office:value="0" calcext:value-type="float">
            <text:p>0</text:p>
          </table:table-cell>
          <table:table-cell table:formula="of:=IF(ISBLANK([.R67]); ;[.R$4])" office:value-type="float" office:value="0" calcext:value-type="float">
            <text:p>0</text:p>
          </table:table-cell>
          <table:table-cell table:formula="of:=IF(ISBLANK([.S67]); ;[.S$4])" office:value-type="float" office:value="0" calcext:value-type="float">
            <text:p>0</text:p>
          </table:table-cell>
          <table:table-cell table:style-name="ce9" table:formula="of:=MAX([.T67:.Y6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12" table:formula="of:=[.A67]&amp;&quot;,&quot;&amp;[.B67]&amp;&quot;,&quot;&amp;[.C67]&amp;&quot;,&quot;&amp;[.N67]&amp;&quot;,&quot;&amp;[.AB67]&amp;&quot;|&quot;" office:value-type="string" office:string-value="65,2,0,42,5|" calcext:value-type="string">
            <text:p>65,2,0,42,5|</text:p>
          </table:table-cell>
          <table:table-cell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IF(ISBLANK([.D68]); ;[.D$4])" office:value-type="float" office:value="0" calcext:value-type="float">
            <text:p>0</text:p>
          </table:table-cell>
          <table:table-cell table:formula="of:=IF(ISBLANK([.E68]); ;[.E$4])" office:value-type="float" office:value="0" calcext:value-type="float">
            <text:p>0</text:p>
          </table:table-cell>
          <table:table-cell table:formula="of:=IF(ISBLANK([.F68]); ;[.F$4])" office:value-type="float" office:value="0" calcext:value-type="float">
            <text:p>0</text:p>
          </table:table-cell>
          <table:table-cell table:formula="of:=IF(ISBLANK([.G68]); ;[.G$4])" office:value-type="float" office:value="86" calcext:value-type="float">
            <text:p>86</text:p>
          </table:table-cell>
          <table:table-cell table:formula="of:=IF(ISBLANK([.H68]); ;[.H$4])" office:value-type="float" office:value="0" calcext:value-type="float">
            <text:p>0</text:p>
          </table:table-cell>
          <table:table-cell table:style-name="ce9" table:formula="of:=MAX([.I68:.M68])" office:value-type="float" office:value="86" calcext:value-type="float">
            <text:p>8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4"/>
          <table:table-cell table:formula="of:=IF(ISBLANK([.N68]); ;[.N$4])" office:value-type="float" office:value="0" calcext:value-type="float">
            <text:p>0</text:p>
          </table:table-cell>
          <table:table-cell table:formula="of:=IF(ISBLANK([.O68]); ;[.O$4])" office:value-type="float" office:value="20" calcext:value-type="float">
            <text:p>20</text:p>
          </table:table-cell>
          <table:table-cell table:formula="of:=IF(ISBLANK([.P68]); ;[.P$4])" office:value-type="float" office:value="0" calcext:value-type="float">
            <text:p>0</text:p>
          </table:table-cell>
          <table:table-cell table:formula="of:=IF(ISBLANK([.Q68]); ;[.Q$4])" office:value-type="float" office:value="0" calcext:value-type="float">
            <text:p>0</text:p>
          </table:table-cell>
          <table:table-cell table:formula="of:=IF(ISBLANK([.R68]); ;[.R$4])" office:value-type="float" office:value="0" calcext:value-type="float">
            <text:p>0</text:p>
          </table:table-cell>
          <table:table-cell table:formula="of:=IF(ISBLANK([.S68]); ;[.S$4])" office:value-type="float" office:value="0" calcext:value-type="float">
            <text:p>0</text:p>
          </table:table-cell>
          <table:table-cell table:style-name="ce9" table:formula="of:=MAX([.T68:.Y68])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12" table:formula="of:=[.A68]&amp;&quot;,&quot;&amp;[.B68]&amp;&quot;,&quot;&amp;[.C68]&amp;&quot;,&quot;&amp;[.N68]&amp;&quot;,&quot;&amp;[.Z68]&amp;&quot;,&quot;&amp;[.AA68]&amp;&quot;,&quot;&amp;[.AB68]&amp;&quot;|&quot;" office:value-type="string" office:string-value="67,3,300,86,20,30,5|" calcext:value-type="string">
            <text:p>67,3,300,86,20,30,5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ISBLANK([.D70]); ;[.D$4])" office:value-type="float" office:value="0" calcext:value-type="float">
            <text:p>0</text:p>
          </table:table-cell>
          <table:table-cell table:formula="of:=IF(ISBLANK([.E70]); ;[.E$4])" office:value-type="float" office:value="0" calcext:value-type="float">
            <text:p>0</text:p>
          </table:table-cell>
          <table:table-cell table:formula="of:=IF(ISBLANK([.F70]); ;[.F$4])" office:value-type="float" office:value="64" calcext:value-type="float">
            <text:p>64</text:p>
          </table:table-cell>
          <table:table-cell table:formula="of:=IF(ISBLANK([.G70]); ;[.G$4])" office:value-type="float" office:value="0" calcext:value-type="float">
            <text:p>0</text:p>
          </table:table-cell>
          <table:table-cell table:formula="of:=IF(ISBLANK([.H70]); ;[.H$4])" office:value-type="float" office:value="0" calcext:value-type="float">
            <text:p>0</text:p>
          </table:table-cell>
          <table:table-cell table:style-name="ce9" table:formula="of:=MAX([.I70:.M70])" office:value-type="float" office:value="64" calcext:value-type="float">
            <text:p>64</text:p>
          </table:table-cell>
          <table:table-cell table:style-name="ce10" table:number-columns-repeated="4"/>
          <table:table-cell table:style-name="ce10" office:value-type="float" office:value="0" calcext:value-type="float">
            <text:p>0</text:p>
          </table:table-cell>
          <table:table-cell table:formula="of:=IF(ISBLANK([.N70]); ;[.N$4])" office:value-type="float" office:value="0" calcext:value-type="float">
            <text:p>0</text:p>
          </table:table-cell>
          <table:table-cell table:formula="of:=IF(ISBLANK([.O70]); ;[.O$4])" office:value-type="float" office:value="0" calcext:value-type="float">
            <text:p>0</text:p>
          </table:table-cell>
          <table:table-cell table:formula="of:=IF(ISBLANK([.P70]); ;[.P$4])" office:value-type="float" office:value="0" calcext:value-type="float">
            <text:p>0</text:p>
          </table:table-cell>
          <table:table-cell table:formula="of:=IF(ISBLANK([.Q70]); ;[.Q$4])" office:value-type="float" office:value="0" calcext:value-type="float">
            <text:p>0</text:p>
          </table:table-cell>
          <table:table-cell table:formula="of:=IF(ISBLANK([.R70]); ;[.R$4])" office:value-type="float" office:value="0" calcext:value-type="float">
            <text:p>0</text:p>
          </table:table-cell>
          <table:table-cell table:formula="of:=IF(ISBLANK([.S70]); ;[.S$4])" office:value-type="float" office:value="108" calcext:value-type="float">
            <text:p>108</text:p>
          </table:table-cell>
          <table:table-cell table:style-name="ce9" table:formula="of:=MAX([.T70:.Y70])"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70]&amp;&quot;,&quot;&amp;[.B70]&amp;&quot;,&quot;&amp;[.C70]&amp;&quot;,&quot;&amp;[.N70]&amp;&quot;,&quot;&amp;[.AA70]&amp;&quot;|&quot;" office:value-type="string" office:string-value="72,4,0,64,30|" calcext:value-type="string">
            <text:p>72,4,0,64,30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style-name="ce9" table:formula="of:=IF(NOT (ISBLANK([.D72])); [.D$5]; IF(NOT(ISBLANK([.E72])); [.E$5]; IF (NOT(ISBLANK([.F72])); [.F$5]; IF(NOT(ISBLANK([.G72])); [.G$5]; [.H$5]))))" office:value-type="string" office:string-value="-20,60,30,70,64,45,108,60,150,50" calcext:value-type="string">
            <text:p>-20,60,30,70,64,45,108,60,150,5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/>
          <table:table-cell table:style-name="ce11" table:formula="of:=[.A72]&amp;&quot;,&quot;&amp;[.B72]&amp;&quot;,&quot;&amp;[.C72]&amp;&quot;,&quot;&amp;[.AB72]&amp;&quot;,&quot;&amp;[.N72]&amp;&quot;|&quot;" office:value-type="string" office:string-value="77,1,0,5,-20,60,30,70,64,45,108,60,150,50|" calcext:value-type="string">
            <text:p>77,1,0,5,-20,60,30,70,64,45,108,60,150,50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IF(ISBLANK([.D74]); ;[.D$4])" office:value-type="float" office:value="0" calcext:value-type="float">
            <text:p>0</text:p>
          </table:table-cell>
          <table:table-cell table:formula="of:=IF(ISBLANK([.E74]); ;[.E$4])" office:value-type="float" office:value="0" calcext:value-type="float">
            <text:p>0</text:p>
          </table:table-cell>
          <table:table-cell table:formula="of:=IF(ISBLANK([.F74]); ;[.F$4])" office:value-type="float" office:value="0" calcext:value-type="float">
            <text:p>0</text:p>
          </table:table-cell>
          <table:table-cell table:formula="of:=IF(ISBLANK([.G74]); ;[.G$4])" office:value-type="float" office:value="86" calcext:value-type="float">
            <text:p>86</text:p>
          </table:table-cell>
          <table:table-cell table:formula="of:=IF(ISBLANK([.H74]); ;[.H$4])" office:value-type="float" office:value="0" calcext:value-type="float">
            <text:p>0</text:p>
          </table:table-cell>
          <table:table-cell table:style-name="ce9" table:formula="of:=MAX([.I74:.M74])" office:value-type="float" office:value="86" calcext:value-type="float">
            <text:p>86</text:p>
          </table:table-cell>
          <table:table-cell table:style-name="ce10" table:number-columns-repeated="4"/>
          <table:table-cell table:style-name="ce10" office:value-type="float" office:value="0" calcext:value-type="float">
            <text:p>0</text:p>
          </table:table-cell>
          <table:table-cell table:formula="of:=IF(ISBLANK([.N74]); ;[.N$4])" office:value-type="float" office:value="0" calcext:value-type="float">
            <text:p>0</text:p>
          </table:table-cell>
          <table:table-cell table:formula="of:=IF(ISBLANK([.O74]); ;[.O$4])" office:value-type="float" office:value="0" calcext:value-type="float">
            <text:p>0</text:p>
          </table:table-cell>
          <table:table-cell table:formula="of:=IF(ISBLANK([.P74]); ;[.P$4])" office:value-type="float" office:value="0" calcext:value-type="float">
            <text:p>0</text:p>
          </table:table-cell>
          <table:table-cell table:formula="of:=IF(ISBLANK([.Q74]); ;[.Q$4])" office:value-type="float" office:value="0" calcext:value-type="float">
            <text:p>0</text:p>
          </table:table-cell>
          <table:table-cell table:formula="of:=IF(ISBLANK([.R74]); ;[.R$4])" office:value-type="float" office:value="0" calcext:value-type="float">
            <text:p>0</text:p>
          </table:table-cell>
          <table:table-cell table:formula="of:=IF(ISBLANK([.S74]); ;[.S$4])" office:value-type="float" office:value="108" calcext:value-type="float">
            <text:p>108</text:p>
          </table:table-cell>
          <table:table-cell table:style-name="ce9" table:formula="of:=MAX([.T74:.Y74])"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/>
          <table:table-cell table:style-name="ce12" table:formula="of:=[.A74]&amp;&quot;,&quot;&amp;[.B74]&amp;&quot;,&quot;&amp;[.C74]&amp;&quot;,&quot;&amp;[.N74]&amp;&quot;,&quot;&amp;[.AA74]&amp;&quot;|&quot;" office:value-type="string" office:string-value="82,4,0,86,50|" calcext:value-type="string">
            <text:p>82,4,0,86,50|</text:p>
          </table:table-cell>
          <table:table-cell table:number-columns-repeated="34"/>
        </table:table-row>
        <table:table-row table:style-name="ro1">
          <table:table-cell office:value-type="float" office:value="82.1" calcext:value-type="float">
            <text:p>82.1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IF(ISBLANK([.D75]); ;[.D$4])" office:value-type="float" office:value="0" calcext:value-type="float">
            <text:p>0</text:p>
          </table:table-cell>
          <table:table-cell table:formula="of:=IF(ISBLANK([.E75]); ;[.E$4])" office:value-type="float" office:value="42" calcext:value-type="float">
            <text:p>42</text:p>
          </table:table-cell>
          <table:table-cell table:formula="of:=IF(ISBLANK([.F75]); ;[.F$4])" office:value-type="float" office:value="0" calcext:value-type="float">
            <text:p>0</text:p>
          </table:table-cell>
          <table:table-cell table:formula="of:=IF(ISBLANK([.G75]); ;[.G$4])" office:value-type="float" office:value="0" calcext:value-type="float">
            <text:p>0</text:p>
          </table:table-cell>
          <table:table-cell table:formula="of:=IF(ISBLANK([.H75]); ;[.H$4])" office:value-type="float" office:value="0" calcext:value-type="float">
            <text:p>0</text:p>
          </table:table-cell>
          <table:table-cell table:style-name="ce9" table:formula="of:=MAX([.I75:.M75])" office:value-type="float" office:value="42" calcext:value-type="float">
            <text:p>42</text:p>
          </table:table-cell>
          <table:table-cell table:style-name="ce10" table:number-columns-repeated="4"/>
          <table:table-cell table:style-name="ce10" office:value-type="float" office:value="0" calcext:value-type="float">
            <text:p>0</text:p>
          </table:table-cell>
          <table:table-cell table:formula="of:=IF(ISBLANK([.N75]); ;[.N$4])" office:value-type="float" office:value="0" calcext:value-type="float">
            <text:p>0</text:p>
          </table:table-cell>
          <table:table-cell table:formula="of:=IF(ISBLANK([.O75]); ;[.O$4])" office:value-type="float" office:value="0" calcext:value-type="float">
            <text:p>0</text:p>
          </table:table-cell>
          <table:table-cell table:formula="of:=IF(ISBLANK([.P75]); ;[.P$4])" office:value-type="float" office:value="0" calcext:value-type="float">
            <text:p>0</text:p>
          </table:table-cell>
          <table:table-cell table:formula="of:=IF(ISBLANK([.Q75]); ;[.Q$4])" office:value-type="float" office:value="0" calcext:value-type="float">
            <text:p>0</text:p>
          </table:table-cell>
          <table:table-cell table:formula="of:=IF(ISBLANK([.R75]); ;[.R$4])" office:value-type="float" office:value="0" calcext:value-type="float">
            <text:p>0</text:p>
          </table:table-cell>
          <table:table-cell table:formula="of:=IF(ISBLANK([.S75]); ;[.S$4])" office:value-type="float" office:value="108" calcext:value-type="float">
            <text:p>108</text:p>
          </table:table-cell>
          <table:table-cell table:style-name="ce9" table:formula="of:=MAX([.T75:.Y75])"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75]&amp;&quot;,&quot;&amp;[.B75]&amp;&quot;,&quot;&amp;[.C75]&amp;&quot;,&quot;&amp;[.N75]&amp;&quot;,&quot;&amp;[.AA75]&amp;&quot;|&quot;" office:value-type="string" office:string-value="82.1,4,0,42,30|" calcext:value-type="string">
            <text:p>82.1,4,0,42,30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style-name="ce3"/>
          <table:table-cell table:style-name="ce12" table:formula="of:=[.A77]&amp;&quot;,&quot;&amp;[.B77]&amp;&quot;,&quot;&amp;[.C77]&amp;&quot;|&quot;" office:value-type="string" office:string-value="90,5,0|" calcext:value-type="string">
            <text:p>90,5,0|</text:p>
          </table:table-cell>
          <table:table-cell table:number-columns-repeated="34"/>
        </table:table-row>
        <table:table-row table:style-name="ro1" table:number-rows-repeated="22">
          <table:table-cell table:number-columns-repeated="64"/>
        </table:table-row>
        <table:table-row table:style-name="ro1">
          <table:table-cell/>
          <table:table-cell table:style-name="ce4"/>
          <table:table-cell table:number-columns-repeated="28"/>
          <table:table-cell table:style-name="ce10"/>
          <table:table-cell table:number-columns-repeated="33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number-columns-repeated="64" table:default-cell-style-name="ce3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office:value-type="string" calcext:value-type="string">
            <text:p>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bridge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bridge 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96" calcext:value-type="float">
            <text:p>96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111" calcext:value-type="float">
            <text:p>111</text:p>
          </table:table-cell>
          <table:table-cell office:value-type="string" calcext:value-type="string">
            <text:p>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138" calcext:value-type="float">
            <text:p>138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bridge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ridge melody</text:p>
          </table:table-cell>
          <table:table-cell office:value-type="string" calcext:value-type="string">
            <text:p>boss?</text:p>
          </table:table-cell>
          <table:table-cell table:number-columns-repeated="60"/>
        </table:table-row>
        <table:table-row table:style-name="ro1" table:number-rows-repeated="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22:01:38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nor O'Kane</meta:initial-creator>
    <meta:creation-date>2024-01-25T01:52:59.659000000</meta:creation-date>
    <meta:generator>LibreOffice/7.0.0.3$Windows_X86_64 LibreOffice_project/8061b3e9204bef6b321a21033174034a5e2ea88e</meta:generator>
    <dc:date>2024-02-15T02:28:41.021000000</dc:date>
    <dc:creator>Conor O'Kane</dc:creator>
    <meta:editing-duration>P1DT1H55M26S</meta:editing-duration>
    <meta:editing-cycles>67</meta:editing-cycles>
    <meta:document-statistic meta:table-count="2" meta:cell-count="679" meta:object-count="0"/>
  </office:meta>
</office:document-meta>
</file>